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4E0000000000000000DB8080F90BBAFF57.svg" manifest:media-type="image/svg+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1">
      <style:text-properties style:font-name="Liberation Sans" fo:font-size="18pt" fo:font-weight="bold" officeooo:rsid="000bdcb5" officeooo:paragraph-rsid="000bdcb5" style:font-name-asian="Noto Sans CJK SC" style:font-size-asian="18pt" style:font-weight-asian="bold" style:font-name-complex="Lohit Devanagari1" style:font-size-complex="18pt" style:font-weight-complex="bold"/>
    </style:style>
    <style:style style:name="P2" style:family="paragraph" style:parent-style-name="Preformatted_20_Text">
      <style:paragraph-properties fo:padding="0.049cm" fo:border="0.06pt solid #d9d9e3"/>
      <style:text-properties loext:padding="0.049cm" loext:border="0.06pt solid #d9d9e3"/>
    </style:style>
    <style:style style:name="P3" style:family="paragraph" style:parent-style-name="Preformatted_20_Text" style:list-style-name="L1">
      <style:paragraph-properties fo:padding="0.049cm" fo:border="0.06pt solid #d9d9e3"/>
      <style:text-properties loext:padding="0.049cm" loext:border="0.06pt solid #d9d9e3"/>
    </style:style>
    <style:style style:name="P4" style:family="paragraph" style:parent-style-name="Preformatted_20_Text" style:list-style-name="L2">
      <style:paragraph-properties fo:padding="0.049cm" fo:border="0.06pt solid #d9d9e3"/>
      <style:text-properties loext:padding="0.049cm" loext:border="0.06pt solid #d9d9e3"/>
    </style:style>
    <style:style style:name="P5" style:family="paragraph" style:parent-style-name="Preformatted_20_Text" style:list-style-name="L3">
      <style:paragraph-properties fo:padding="0.049cm" fo:border="0.06pt solid #d9d9e3"/>
      <style:text-properties loext:padding="0.049cm" loext:border="0.06pt solid #d9d9e3"/>
    </style:style>
    <style:style style:name="P6" style:family="paragraph" style:parent-style-name="Preformatted_20_Text">
      <style:paragraph-properties fo:margin-top="0cm" fo:margin-bottom="0.499cm" style:contextual-spacing="false" fo:padding="0.049cm" fo:border="0.06pt solid #d9d9e3"/>
    </style:style>
    <style:style style:name="P7" style:family="paragraph" style:parent-style-name="Preformatted_20_Text">
      <style:paragraph-properties fo:padding="0.049cm" fo:border="0.06pt solid #d9d9e3"/>
    </style:style>
    <style:style style:name="P8" style:family="paragraph" style:parent-style-name="Preformatted_20_Text" style:list-style-name="L1">
      <style:paragraph-properties fo:margin-top="0cm" fo:margin-bottom="0.499cm" style:contextual-spacing="false" fo:padding="0.049cm" fo:border="0.06pt solid #d9d9e3"/>
    </style:style>
    <style:style style:name="P9" style:family="paragraph" style:parent-style-name="Preformatted_20_Text" style:list-style-name="L1">
      <style:paragraph-properties fo:padding="0.049cm" fo:border="0.06pt solid #d9d9e3"/>
    </style:style>
    <style:style style:name="P10" style:family="paragraph" style:parent-style-name="Preformatted_20_Text" style:list-style-name="L2">
      <style:paragraph-properties fo:margin-top="0cm" fo:margin-bottom="0.499cm" style:contextual-spacing="false" fo:padding="0.049cm" fo:border="0.06pt solid #d9d9e3"/>
    </style:style>
    <style:style style:name="P11" style:family="paragraph" style:parent-style-name="Preformatted_20_Text" style:list-style-name="L2">
      <style:paragraph-properties fo:padding="0.049cm" fo:border="0.06pt solid #d9d9e3"/>
    </style:style>
    <style:style style:name="P12" style:family="paragraph" style:parent-style-name="Preformatted_20_Text" style:list-style-name="L3">
      <style:paragraph-properties fo:margin-top="0cm" fo:margin-bottom="0.499cm" style:contextual-spacing="false" fo:padding="0.049cm" fo:border="0.06pt solid #d9d9e3"/>
    </style:style>
    <style:style style:name="P13" style:family="paragraph" style:parent-style-name="Preformatted_20_Text" style:list-style-name="L3">
      <style:paragraph-properties fo:padding="0.049cm" fo:border="0.06pt solid #d9d9e3"/>
    </style:style>
    <style:style style:name="P14" style:family="paragraph" style:parent-style-name="Standard">
      <style:text-properties officeooo:paragraph-rsid="000bdcb5" loext:padding="0.049cm" loext:border="0.06pt solid #d9d9e3"/>
    </style:style>
    <style:style style:name="P15" style:family="paragraph" style:parent-style-name="Text_20_body">
      <style:text-properties officeooo:paragraph-rsid="000bdcb5"/>
    </style:style>
    <style:style style:name="P16" style:family="paragraph" style:parent-style-name="Text_20_body">
      <style:text-properties loext:padding="0.049cm" loext:border="0.06pt solid #d9d9e3"/>
    </style:style>
    <style:style style:name="P17" style:family="paragraph" style:parent-style-name="Text_20_body">
      <style:paragraph-properties fo:padding="0.049cm" fo:border="0.06pt solid #d9d9e3"/>
      <style:text-properties loext:padding="0.049cm" loext:border="0.06pt solid #d9d9e3"/>
    </style:style>
    <style:style style:name="P18" style:family="paragraph" style:parent-style-name="Text_20_body" style:list-style-name="L1">
      <style:paragraph-properties fo:padding="0.049cm" fo:border="0.06pt solid #d9d9e3"/>
      <style:text-properties loext:padding="0.049cm" loext:border="0.06pt solid #d9d9e3"/>
    </style:style>
    <style:style style:name="P19" style:family="paragraph" style:parent-style-name="Text_20_body" style:list-style-name="L2">
      <style:paragraph-properties fo:padding="0.049cm" fo:border="0.06pt solid #d9d9e3"/>
      <style:text-properties loext:padding="0.049cm" loext:border="0.06pt solid #d9d9e3"/>
    </style:style>
    <style:style style:name="P20" style:family="paragraph" style:parent-style-name="Text_20_body" style:list-style-name="L3">
      <style:paragraph-properties fo:padding="0.049cm" fo:border="0.06pt solid #d9d9e3"/>
      <style:text-properties loext:padding="0.049cm" loext:border="0.06pt solid #d9d9e3"/>
    </style:style>
    <style:style style:name="P21" style:family="paragraph" style:parent-style-name="Text_20_body">
      <style:paragraph-properties fo:padding="0.049cm" fo:border="0.06pt solid #d9d9e3"/>
    </style:style>
    <style:style style:name="P22" style:family="paragraph" style:parent-style-name="Text_20_body">
      <style:paragraph-properties fo:margin-top="0cm" fo:margin-bottom="0cm" style:contextual-spacing="false"/>
      <style:text-properties loext:padding="0cm" loext:border="none"/>
    </style:style>
    <style:style style:name="P23" style:family="paragraph" style:parent-style-name="Text_20_body" style:list-style-name="L1">
      <style:paragraph-properties fo:padding="0.049cm" fo:border="0.06pt solid #d9d9e3"/>
    </style:style>
    <style:style style:name="P24" style:family="paragraph" style:parent-style-name="Text_20_body" style:list-style-name="L2">
      <style:paragraph-properties fo:padding="0.049cm" fo:border="0.06pt solid #d9d9e3"/>
    </style:style>
    <style:style style:name="P25" style:family="paragraph" style:parent-style-name="Text_20_body" style:list-style-name="L3">
      <style:paragraph-properties fo:padding="0.049cm" fo:border="0.06pt solid #d9d9e3"/>
    </style:style>
    <style:style style:name="T1" style:family="text">
      <style:text-properties style:font-name="Liberation Sans" fo:font-size="18pt" fo:font-weight="bold" officeooo:rsid="000bdcb5" style:font-name-asian="Noto Sans CJK SC" style:font-size-asian="18pt" style:font-weight-asian="bold" style:font-name-complex="Lohit Devanagari1" style:font-size-complex="18pt" style:font-weight-complex="bold"/>
    </style:style>
    <style:style style:name="T2" style:family="text">
      <style:text-properties loext:padding="0.049cm" loext:border="0.06pt solid #d9d9e3"/>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Universal Remote Control</text:p>
      <text:h text:style-name="P1" text:outline-level="1">Documentação no nosso site</text:h>
      <text:p text:style-name="P14"><text:span text:style-name="T1">show me a xml file to create a remote control appearance for android</text:span></text:p>
      <text:p text:style-name="P17">Here is a simple XML file for a remote control appearance for an Android app:</text:p>
      <text:p text:style-name="P2">phpCopy code</text:p>
      <text:p text:style-name="P7"><text:span text:style-name="Source_20_Text"><text:span text:style-name="T2">&lt;LinearLayout xmlns:android="http://schemas.android.com/apk/res/android"</text:span></text:span></text:p>
      <text:p text:style-name="P7"><text:span text:style-name="Source_20_Text"><text:span text:style-name="T2"><text:s text:c="4"/>android:layout_width="match_parent"</text:span></text:span></text:p>
      <text:p text:style-name="P7"><text:span text:style-name="Source_20_Text"><text:span text:style-name="T2"><text:s text:c="4"/>android:layout_height="wrap_content"</text:span></text:span></text:p>
      <text:p text:style-name="P7"><text:span text:style-name="Source_20_Text"><text:span text:style-name="T2"><text:s text:c="4"/>android:orientation="vertical"&gt;</text:span></text:span></text:p>
      <text:p text:style-name="P7"/>
      <text:p text:style-name="P7"><text:span text:style-name="Source_20_Text"><text:span text:style-name="T2"><text:s text:c="4"/>&lt;TextView</text:span></text:span></text:p>
      <text:p text:style-name="P7"><text:span text:style-name="Source_20_Text"><text:span text:style-name="T2"><text:s text:c="8"/>android:layout_width="wrap_content"</text:span></text:span></text:p>
      <text:p text:style-name="P7"><text:span text:style-name="Source_20_Text"><text:span text:style-name="T2"><text:s text:c="8"/>android:layout_height="wrap_content"</text:span></text:span></text:p>
      <text:p text:style-name="P7"><text:span text:style-name="Source_20_Text"><text:span text:style-name="T2"><text:s text:c="8"/>android:text="Remote Control"</text:span></text:span></text:p>
      <text:p text:style-name="P7"><text:span text:style-name="Source_20_Text"><text:span text:style-name="T2"><text:s text:c="8"/>android:textSize="20sp"</text:span></text:span></text:p>
      <text:p text:style-name="P7"><text:span text:style-name="Source_20_Text"><text:span text:style-name="T2"><text:s text:c="8"/>android:textStyle="bold" /&gt;</text:span></text:span></text:p>
      <text:p text:style-name="P7"/>
      <text:p text:style-name="P7"><text:span text:style-name="Source_20_Text"><text:span text:style-name="T2"><text:s text:c="4"/>&lt;LinearLayout</text:span></text:span></text:p>
      <text:p text:style-name="P7"><text:span text:style-name="Source_20_Text"><text:span text:style-name="T2"><text:s text:c="8"/>android:layout_width="match_parent"</text:span></text:span></text:p>
      <text:p text:style-name="P7"><text:span text:style-name="Source_20_Text"><text:span text:style-name="T2"><text:s text:c="8"/>android:layout_height="wrap_content"</text:span></text:span></text:p>
      <text:p text:style-name="P7"><text:span text:style-name="Source_20_Text"><text:span text:style-name="T2"><text:s text:c="8"/>android:orientation="horizontal"&gt;</text:span></text:span></text:p>
      <text:p text:style-name="P7"/>
      <text:p text:style-name="P7"><text:span text:style-name="Source_20_Text"><text:span text:style-name="T2"><text:s text:c="8"/>&lt;Button</text:span></text:span></text:p>
      <text:p text:style-name="P7"><text:span text:style-name="Source_20_Text"><text:span text:style-name="T2"><text:s text:c="12"/>android:id="@+id/btn_volume_up"</text:span></text:span></text:p>
      <text:p text:style-name="P7"><text:span text:style-name="Source_20_Text"><text:span text:style-name="T2"><text:s text:c="12"/>android:layout_width="0dp"</text:span></text:span></text:p>
      <text:p text:style-name="P7"><text:span text:style-name="Source_20_Text"><text:span text:style-name="T2"><text:s text:c="12"/>android:layout_height="wrap_content"</text:span></text:span></text:p>
      <text:p text:style-name="P7"><text:span text:style-name="Source_20_Text"><text:span text:style-name="T2"><text:s text:c="12"/>android:layout_weight="1"</text:span></text:span></text:p>
      <text:p text:style-name="P7"><text:span text:style-name="Source_20_Text"><text:span text:style-name="T2"><text:s text:c="12"/>android:text="Volume Up" /&gt;</text:span></text:span></text:p>
      <text:p text:style-name="P7"/>
      <text:p text:style-name="P7"><text:span text:style-name="Source_20_Text"><text:span text:style-name="T2"><text:s text:c="8"/>&lt;Button</text:span></text:span></text:p>
      <text:p text:style-name="P7"><text:span text:style-name="Source_20_Text"><text:span text:style-name="T2"><text:s text:c="12"/>android:id="@+id/btn_volume_down"</text:span></text:span></text:p>
      <text:p text:style-name="P7"><text:span text:style-name="Source_20_Text"><text:span text:style-name="T2"><text:s text:c="12"/>android:layout_width="0dp"</text:span></text:span></text:p>
      <text:p text:style-name="P7"><text:span text:style-name="Source_20_Text"><text:span text:style-name="T2"><text:s text:c="12"/>android:layout_height="wrap_content"</text:span></text:span></text:p>
      <text:p text:style-name="P7"><text:span text:style-name="Source_20_Text"><text:span text:style-name="T2"><text:s text:c="12"/>android:layout_weight="1"</text:span></text:span></text:p>
      <text:p text:style-name="P7"><text:span text:style-name="Source_20_Text"><text:span text:style-name="T2"><text:s text:c="12"/>android:text="Volume Down" /&gt;</text:span></text:span></text:p>
      <text:p text:style-name="P7"><text:span text:style-name="Source_20_Text"><text:span text:style-name="T2"><text:s text:c="4"/>&lt;/LinearLayout&gt;</text:span></text:span></text:p>
      <text:p text:style-name="P7"/>
      <text:p text:style-name="P7"><text:span text:style-name="Source_20_Text"><text:span text:style-name="T2"><text:s text:c="4"/>&lt;LinearLayout</text:span></text:span></text:p>
      <text:p text:style-name="P7"><text:span text:style-name="Source_20_Text"><text:span text:style-name="T2"><text:s text:c="8"/>android:layout_width="match_parent"</text:span></text:span></text:p>
      <text:p text:style-name="P7"><text:span text:style-name="Source_20_Text"><text:span text:style-name="T2"><text:s text:c="8"/>android:layout_height="wrap_content"</text:span></text:span></text:p>
      <text:p text:style-name="P7"><text:span text:style-name="Source_20_Text"><text:span text:style-name="T2"><text:s text:c="8"/>android:orientation="horizontal"&gt;</text:span></text:span></text:p>
      <text:p text:style-name="P7"/>
      <text:p text:style-name="P7"><text:span text:style-name="Source_20_Text"><text:span text:style-name="T2"><text:s text:c="8"/>&lt;Button</text:span></text:span></text:p>
      <text:p text:style-name="P7"><text:span text:style-name="Source_20_Text"><text:span text:style-name="T2"><text:s text:c="12"/>android:id="@+id/btn_channel_up"</text:span></text:span></text:p>
      <text:p text:style-name="P7"><text:soft-page-break/><text:span text:style-name="Source_20_Text"><text:span text:style-name="T2"><text:s text:c="12"/>android:layout_width="0dp"</text:span></text:span></text:p>
      <text:p text:style-name="P7"><text:span text:style-name="Source_20_Text"><text:span text:style-name="T2"><text:s text:c="12"/>android:layout_height="wrap_content"</text:span></text:span></text:p>
      <text:p text:style-name="P7"><text:span text:style-name="Source_20_Text"><text:span text:style-name="T2"><text:s text:c="12"/>android:layout_weight="1"</text:span></text:span></text:p>
      <text:p text:style-name="P7"><text:span text:style-name="Source_20_Text"><text:span text:style-name="T2"><text:s text:c="12"/>android:text="Channel Up" /&gt;</text:span></text:span></text:p>
      <text:p text:style-name="P7"/>
      <text:p text:style-name="P7"><text:span text:style-name="Source_20_Text"><text:span text:style-name="T2"><text:s text:c="8"/>&lt;Button</text:span></text:span></text:p>
      <text:p text:style-name="P7"><text:span text:style-name="Source_20_Text"><text:span text:style-name="T2"><text:s text:c="12"/>android:id="@+id/btn_channel_down"</text:span></text:span></text:p>
      <text:p text:style-name="P7"><text:span text:style-name="Source_20_Text"><text:span text:style-name="T2"><text:s text:c="12"/>android:layout_width="0dp"</text:span></text:span></text:p>
      <text:p text:style-name="P7"><text:span text:style-name="Source_20_Text"><text:span text:style-name="T2"><text:s text:c="12"/>android:layout_height="wrap_content"</text:span></text:span></text:p>
      <text:p text:style-name="P7"><text:span text:style-name="Source_20_Text"><text:span text:style-name="T2"><text:s text:c="12"/>android:layout_weight="1"</text:span></text:span></text:p>
      <text:p text:style-name="P7"><text:span text:style-name="Source_20_Text"><text:span text:style-name="T2"><text:s text:c="12"/>android:text="Channel Down" /&gt;</text:span></text:span></text:p>
      <text:p text:style-name="P7"><text:span text:style-name="Source_20_Text"><text:span text:style-name="T2"><text:s text:c="4"/>&lt;/LinearLayout&gt;</text:span></text:span></text:p>
      <text:p text:style-name="P7"/>
      <text:p text:style-name="P6"><text:span text:style-name="Source_20_Text"><text:span text:style-name="T2">&lt;/LinearLayout&gt;</text:span></text:span></text:p>
      <text:p text:style-name="P21"><text:span text:style-name="T2">This XML file creates a simple remote control appearance with buttons for adjusting volume and channel. The layout is arranged using a vertical </text:span><text:span text:style-name="Source_20_Text"><text:span text:style-name="T2">LinearLayout</text:span></text:span><text:span text:style-name="T2"> that contains two horizontal </text:span><text:span text:style-name="Source_20_Text"><text:span text:style-name="T2">LinearLayout</text:span></text:span><text:span text:style-name="T2">s for the volume and channel buttons. The buttons have an equal weight, so they will be displayed side by side.</text:span></text:p>
      <text:p text:style-name="P22"><draw:frame draw:style-name="fr1" draw:name="Image1" text:anchor-type="as-char" svg:width="2cm" svg:height="1cm" draw:z-index="0"><draw:image xlink:href="Pictures/1000004E0000000000000000DB8080F90BBAFF57.svg" xlink:type="simple" xlink:show="embed" xlink:actuate="onLoad" draw:mime-type="image/svg+xml"/></draw:frame><draw:frame draw:style-name="fr1" draw:name="Image2" text:anchor-type="as-char" svg:width="2cm" svg:height="1cm" draw:z-index="1"><draw:image xlink:href="https://chat.openai.com/_next/image?url=https%3A%2F%2Flh3.googleusercontent.com%2Fa%2FAEdFTp4wKnjUyRlmcxNT-iDYKM96EmMCydsNEGV081HN%3Ds96-c&amp;w=64&amp;q=75" xlink:type="simple" xlink:show="embed" xlink:actuate="onLoad"/><svg:title>Alexandre Meslin</svg:title></draw:frame></text:p>
      <text:p text:style-name="P16">including ImageButton</text:p>
      <text:p text:style-name="P17">Here is an updated version of the XML file that includes ImageButtons:</text:p>
      <text:p text:style-name="P2">phpCopy code</text:p>
      <text:p text:style-name="P7"><text:span text:style-name="Source_20_Text"><text:span text:style-name="T2">&lt;LinearLayout xmlns:android="http://schemas.android.com/apk/res/android"</text:span></text:span></text:p>
      <text:p text:style-name="P7"><text:span text:style-name="Source_20_Text"><text:span text:style-name="T2"><text:s text:c="4"/>android:layout_width="match_parent"</text:span></text:span></text:p>
      <text:p text:style-name="P7"><text:span text:style-name="Source_20_Text"><text:span text:style-name="T2"><text:s text:c="4"/>android:layout_height="wrap_content"</text:span></text:span></text:p>
      <text:p text:style-name="P7"><text:span text:style-name="Source_20_Text"><text:span text:style-name="T2"><text:s text:c="4"/>android:orientation="vertical"&gt;</text:span></text:span></text:p>
      <text:p text:style-name="P7"/>
      <text:p text:style-name="P7"><text:span text:style-name="Source_20_Text"><text:span text:style-name="T2"><text:s text:c="4"/>&lt;TextView</text:span></text:span></text:p>
      <text:p text:style-name="P7"><text:span text:style-name="Source_20_Text"><text:span text:style-name="T2"><text:s text:c="8"/>android:layout_width="wrap_content"</text:span></text:span></text:p>
      <text:p text:style-name="P7"><text:span text:style-name="Source_20_Text"><text:span text:style-name="T2"><text:s text:c="8"/>android:layout_height="wrap_content"</text:span></text:span></text:p>
      <text:p text:style-name="P7"><text:span text:style-name="Source_20_Text"><text:span text:style-name="T2"><text:s text:c="8"/>android:text="Remote Control"</text:span></text:span></text:p>
      <text:p text:style-name="P7"><text:span text:style-name="Source_20_Text"><text:span text:style-name="T2"><text:s text:c="8"/>android:textSize="20sp"</text:span></text:span></text:p>
      <text:p text:style-name="P7"><text:span text:style-name="Source_20_Text"><text:span text:style-name="T2"><text:s text:c="8"/>android:textStyle="bold" /&gt;</text:span></text:span></text:p>
      <text:p text:style-name="P7"/>
      <text:p text:style-name="P7"><text:span text:style-name="Source_20_Text"><text:span text:style-name="T2"><text:s text:c="4"/>&lt;LinearLayout</text:span></text:span></text:p>
      <text:p text:style-name="P7"><text:span text:style-name="Source_20_Text"><text:span text:style-name="T2"><text:s text:c="8"/>android:layout_width="match_parent"</text:span></text:span></text:p>
      <text:p text:style-name="P7"><text:span text:style-name="Source_20_Text"><text:span text:style-name="T2"><text:s text:c="8"/>android:layout_height="wrap_content"</text:span></text:span></text:p>
      <text:p text:style-name="P7"><text:span text:style-name="Source_20_Text"><text:span text:style-name="T2"><text:s text:c="8"/>android:orientation="horizontal"&gt;</text:span></text:span></text:p>
      <text:p text:style-name="P7"/>
      <text:p text:style-name="P7"><text:span text:style-name="Source_20_Text"><text:span text:style-name="T2"><text:s text:c="8"/>&lt;ImageButton</text:span></text:span></text:p>
      <text:p text:style-name="P7"><text:span text:style-name="Source_20_Text"><text:span text:style-name="T2"><text:s text:c="12"/>android:id="@+id/btn_volume_up"</text:span></text:span></text:p>
      <text:p text:style-name="P7"><text:span text:style-name="Source_20_Text"><text:span text:style-name="T2"><text:s text:c="12"/>android:layout_width="0dp"</text:span></text:span></text:p>
      <text:p text:style-name="P7"><text:span text:style-name="Source_20_Text"><text:span text:style-name="T2"><text:s text:c="12"/>android:layout_height="wrap_content"</text:span></text:span></text:p>
      <text:p text:style-name="P7"><text:span text:style-name="Source_20_Text"><text:span text:style-name="T2"><text:s text:c="12"/>android:layout_weight="1"</text:span></text:span></text:p>
      <text:p text:style-name="P7"><text:span text:style-name="Source_20_Text"><text:span text:style-name="T2"><text:s text:c="12"/>android:src="@drawable/volume_up" /&gt;</text:span></text:span></text:p>
      <text:p text:style-name="P7"/>
      <text:p text:style-name="P7"><text:soft-page-break/><text:span text:style-name="Source_20_Text"><text:span text:style-name="T2"><text:s text:c="8"/>&lt;ImageButton</text:span></text:span></text:p>
      <text:p text:style-name="P7"><text:span text:style-name="Source_20_Text"><text:span text:style-name="T2"><text:s text:c="12"/>android:id="@+id/btn_volume_down"</text:span></text:span></text:p>
      <text:p text:style-name="P7"><text:span text:style-name="Source_20_Text"><text:span text:style-name="T2"><text:s text:c="12"/>android:layout_width="0dp"</text:span></text:span></text:p>
      <text:p text:style-name="P7"><text:span text:style-name="Source_20_Text"><text:span text:style-name="T2"><text:s text:c="12"/>android:layout_height="wrap_content"</text:span></text:span></text:p>
      <text:p text:style-name="P7"><text:span text:style-name="Source_20_Text"><text:span text:style-name="T2"><text:s text:c="12"/>android:layout_weight="1"</text:span></text:span></text:p>
      <text:p text:style-name="P7"><text:span text:style-name="Source_20_Text"><text:span text:style-name="T2"><text:s text:c="12"/>android:src="@drawable/volume_down" /&gt;</text:span></text:span></text:p>
      <text:p text:style-name="P7"><text:span text:style-name="Source_20_Text"><text:span text:style-name="T2"><text:s text:c="4"/>&lt;/LinearLayout&gt;</text:span></text:span></text:p>
      <text:p text:style-name="P7"/>
      <text:p text:style-name="P7"><text:span text:style-name="Source_20_Text"><text:span text:style-name="T2"><text:s text:c="4"/>&lt;LinearLayout</text:span></text:span></text:p>
      <text:p text:style-name="P7"><text:span text:style-name="Source_20_Text"><text:span text:style-name="T2"><text:s text:c="8"/>android:layout_width="match_parent"</text:span></text:span></text:p>
      <text:p text:style-name="P7"><text:span text:style-name="Source_20_Text"><text:span text:style-name="T2"><text:s text:c="8"/>android:layout_height="wrap_content"</text:span></text:span></text:p>
      <text:p text:style-name="P7"><text:span text:style-name="Source_20_Text"><text:span text:style-name="T2"><text:s text:c="8"/>android:orientation="horizontal"&gt;</text:span></text:span></text:p>
      <text:p text:style-name="P7"/>
      <text:p text:style-name="P7"><text:span text:style-name="Source_20_Text"><text:span text:style-name="T2"><text:s text:c="8"/>&lt;ImageButton</text:span></text:span></text:p>
      <text:p text:style-name="P7"><text:span text:style-name="Source_20_Text"><text:span text:style-name="T2"><text:s text:c="12"/>android:id="@+id/btn_channel_up"</text:span></text:span></text:p>
      <text:p text:style-name="P7"><text:span text:style-name="Source_20_Text"><text:span text:style-name="T2"><text:s text:c="12"/>android:layout_width="0dp"</text:span></text:span></text:p>
      <text:p text:style-name="P7"><text:span text:style-name="Source_20_Text"><text:span text:style-name="T2"><text:s text:c="12"/>android:layout_height="wrap_content"</text:span></text:span></text:p>
      <text:p text:style-name="P7"><text:span text:style-name="Source_20_Text"><text:span text:style-name="T2"><text:s text:c="12"/>android:layout_weight="1"</text:span></text:span></text:p>
      <text:p text:style-name="P7"><text:span text:style-name="Source_20_Text"><text:span text:style-name="T2"><text:s text:c="12"/>android:src="@drawable/channel_up" /&gt;</text:span></text:span></text:p>
      <text:p text:style-name="P7"/>
      <text:p text:style-name="P7"><text:span text:style-name="Source_20_Text"><text:span text:style-name="T2"><text:s text:c="8"/>&lt;ImageButton</text:span></text:span></text:p>
      <text:p text:style-name="P7"><text:span text:style-name="Source_20_Text"><text:span text:style-name="T2"><text:s text:c="12"/>android:id="@+id/btn_channel_down"</text:span></text:span></text:p>
      <text:p text:style-name="P7"><text:span text:style-name="Source_20_Text"><text:span text:style-name="T2"><text:s text:c="12"/>android:layout_width="0dp"</text:span></text:span></text:p>
      <text:p text:style-name="P7"><text:span text:style-name="Source_20_Text"><text:span text:style-name="T2"><text:s text:c="12"/>android:layout_height="wrap_content"</text:span></text:span></text:p>
      <text:p text:style-name="P7"><text:span text:style-name="Source_20_Text"><text:span text:style-name="T2"><text:s text:c="12"/>android:layout_weight="1"</text:span></text:span></text:p>
      <text:p text:style-name="P7"><text:span text:style-name="Source_20_Text"><text:span text:style-name="T2"><text:s text:c="12"/>android:src="@drawable/channel_down" /&gt;</text:span></text:span></text:p>
      <text:p text:style-name="P7"><text:span text:style-name="Source_20_Text"><text:span text:style-name="T2"><text:s text:c="4"/>&lt;/LinearLayout&gt;</text:span></text:span></text:p>
      <text:p text:style-name="P7"/>
      <text:p text:style-name="P6"><text:span text:style-name="Source_20_Text"><text:span text:style-name="T2">&lt;/LinearLayout&gt;</text:span></text:span></text:p>
      <text:p text:style-name="P21"><text:span text:style-name="T2">In this version, the </text:span><text:span text:style-name="Source_20_Text"><text:span text:style-name="T2">Button</text:span></text:span><text:span text:style-name="T2">s have been replaced with </text:span><text:span text:style-name="Source_20_Text"><text:span text:style-name="T2">ImageButton</text:span></text:span><text:span text:style-name="T2">s. The </text:span><text:span text:style-name="Source_20_Text"><text:span text:style-name="T2">src</text:span></text:span><text:span text:style-name="T2"> attribute of each button is set to the respective image resource in the </text:span><text:span text:style-name="Source_20_Text"><text:span text:style-name="T2">@drawable</text:span></text:span><text:span text:style-name="T2"> directory. You need to replace </text:span><text:span text:style-name="Source_20_Text"><text:span text:style-name="T2">@drawable/volume_up</text:span></text:span><text:span text:style-name="T2">, </text:span><text:span text:style-name="Source_20_Text"><text:span text:style-name="T2">@drawable/volume_down</text:span></text:span><text:span text:style-name="T2">, </text:span><text:span text:style-name="Source_20_Text"><text:span text:style-name="T2">@drawable/channel_up</text:span></text:span><text:span text:style-name="T2">, and </text:span><text:span text:style-name="Source_20_Text"><text:span text:style-name="T2">@drawable/channel_down</text:span></text:span><text:span text:style-name="T2"> with the actual names of your image resources.</text:span></text:p>
      <text:p text:style-name="P22"><draw:frame draw:style-name="fr1" draw:name="Image3" text:anchor-type="as-char" svg:width="2cm" svg:height="1cm" draw:z-index="2"><draw:image xlink:href="Pictures/1000004E0000000000000000DB8080F90BBAFF57.svg" xlink:type="simple" xlink:show="embed" xlink:actuate="onLoad" draw:mime-type="image/svg+xml"/></draw:frame><draw:frame draw:style-name="fr1" draw:name="Image4" text:anchor-type="as-char" svg:width="2cm" svg:height="1cm" draw:z-index="3"><draw:image xlink:href="https://chat.openai.com/_next/image?url=https%3A%2F%2Flh3.googleusercontent.com%2Fa%2FAEdFTp4wKnjUyRlmcxNT-iDYKM96EmMCydsNEGV081HN%3Ds96-c&amp;w=64&amp;q=75" xlink:type="simple" xlink:show="embed" xlink:actuate="onLoad"/><svg:title>Alexandre Meslin</svg:title></draw:frame></text:p>
      <text:p text:style-name="P16">show me a xml file to create a remote control appearance for android with space between buttons using imagebutton for on/off</text:p>
      <text:p text:style-name="P17">Here is an updated version of the XML file that includes spacing between the buttons and uses ImageButtons for on/off:</text:p>
      <text:p text:style-name="P2">phpCopy code</text:p>
      <text:p text:style-name="P7"><text:span text:style-name="Source_20_Text"><text:span text:style-name="T2">&lt;LinearLayout xmlns:android="http://schemas.android.com/apk/res/android"</text:span></text:span></text:p>
      <text:p text:style-name="P7"><text:span text:style-name="Source_20_Text"><text:span text:style-name="T2"><text:s text:c="4"/>android:layout_width="match_parent"</text:span></text:span></text:p>
      <text:p text:style-name="P7"><text:span text:style-name="Source_20_Text"><text:span text:style-name="T2"><text:s text:c="4"/>android:layout_height="wrap_content"</text:span></text:span></text:p>
      <text:p text:style-name="P7"><text:span text:style-name="Source_20_Text"><text:span text:style-name="T2"><text:s text:c="4"/>android:orientation="vertical"</text:span></text:span></text:p>
      <text:p text:style-name="P7"><text:soft-page-break/><text:span text:style-name="Source_20_Text"><text:span text:style-name="T2"><text:s text:c="4"/>android:padding="16dp"&gt;</text:span></text:span></text:p>
      <text:p text:style-name="P7"/>
      <text:p text:style-name="P7"><text:span text:style-name="Source_20_Text"><text:span text:style-name="T2"><text:s text:c="4"/>&lt;TextView</text:span></text:span></text:p>
      <text:p text:style-name="P7"><text:span text:style-name="Source_20_Text"><text:span text:style-name="T2"><text:s text:c="8"/>android:layout_width="wrap_content"</text:span></text:span></text:p>
      <text:p text:style-name="P7"><text:span text:style-name="Source_20_Text"><text:span text:style-name="T2"><text:s text:c="8"/>android:layout_height="wrap_content"</text:span></text:span></text:p>
      <text:p text:style-name="P7"><text:span text:style-name="Source_20_Text"><text:span text:style-name="T2"><text:s text:c="8"/>android:text="Remote Control"</text:span></text:span></text:p>
      <text:p text:style-name="P7"><text:span text:style-name="Source_20_Text"><text:span text:style-name="T2"><text:s text:c="8"/>android:textSize="20sp"</text:span></text:span></text:p>
      <text:p text:style-name="P7"><text:span text:style-name="Source_20_Text"><text:span text:style-name="T2"><text:s text:c="8"/>android:textStyle="bold" /&gt;</text:span></text:span></text:p>
      <text:p text:style-name="P7"/>
      <text:p text:style-name="P7"><text:span text:style-name="Source_20_Text"><text:span text:style-name="T2"><text:s text:c="4"/>&lt;LinearLayout</text:span></text:span></text:p>
      <text:p text:style-name="P7"><text:span text:style-name="Source_20_Text"><text:span text:style-name="T2"><text:s text:c="8"/>android:layout_width="match_parent"</text:span></text:span></text:p>
      <text:p text:style-name="P7"><text:span text:style-name="Source_20_Text"><text:span text:style-name="T2"><text:s text:c="8"/>android:layout_height="wrap_content"</text:span></text:span></text:p>
      <text:p text:style-name="P7"><text:span text:style-name="Source_20_Text"><text:span text:style-name="T2"><text:s text:c="8"/>android:orientation="horizontal"</text:span></text:span></text:p>
      <text:p text:style-name="P7"><text:span text:style-name="Source_20_Text"><text:span text:style-name="T2"><text:s text:c="8"/>android:padding="16dp"&gt;</text:span></text:span></text:p>
      <text:p text:style-name="P7"/>
      <text:p text:style-name="P7"><text:span text:style-name="Source_20_Text"><text:span text:style-name="T2"><text:s text:c="8"/>&lt;ImageButton</text:span></text:span></text:p>
      <text:p text:style-name="P7"><text:span text:style-name="Source_20_Text"><text:span text:style-name="T2"><text:s text:c="12"/>android:id="@+id/btn_volume_up"</text:span></text:span></text:p>
      <text:p text:style-name="P7"><text:span text:style-name="Source_20_Text"><text:span text:style-name="T2"><text:s text:c="12"/>android:layout_width="0dp"</text:span></text:span></text:p>
      <text:p text:style-name="P7"><text:span text:style-name="Source_20_Text"><text:span text:style-name="T2"><text:s text:c="12"/>android:layout_height="wrap_content"</text:span></text:span></text:p>
      <text:p text:style-name="P7"><text:span text:style-name="Source_20_Text"><text:span text:style-name="T2"><text:s text:c="12"/>android:layout_weight="1"</text:span></text:span></text:p>
      <text:p text:style-name="P7"><text:span text:style-name="Source_20_Text"><text:span text:style-name="T2"><text:s text:c="12"/>android:src="@drawable/volume_up" /&gt;</text:span></text:span></text:p>
      <text:p text:style-name="P7"/>
      <text:p text:style-name="P7"><text:span text:style-name="Source_20_Text"><text:span text:style-name="T2"><text:s text:c="8"/>&lt;ImageButton</text:span></text:span></text:p>
      <text:p text:style-name="P7"><text:span text:style-name="Source_20_Text"><text:span text:style-name="T2"><text:s text:c="12"/>android:id="@+id/btn_volume_down"</text:span></text:span></text:p>
      <text:p text:style-name="P7"><text:span text:style-name="Source_20_Text"><text:span text:style-name="T2"><text:s text:c="12"/>android:layout_width="0dp"</text:span></text:span></text:p>
      <text:p text:style-name="P7"><text:span text:style-name="Source_20_Text"><text:span text:style-name="T2"><text:s text:c="12"/>android:layout_height="wrap_content"</text:span></text:span></text:p>
      <text:p text:style-name="P7"><text:span text:style-name="Source_20_Text"><text:span text:style-name="T2"><text:s text:c="12"/>android:layout_weight="1"</text:span></text:span></text:p>
      <text:p text:style-name="P7"><text:span text:style-name="Source_20_Text"><text:span text:style-name="T2"><text:s text:c="12"/>android:src="@drawable/volume_down" /&gt;</text:span></text:span></text:p>
      <text:p text:style-name="P7"><text:span text:style-name="Source_20_Text"><text:span text:style-name="T2"><text:s text:c="4"/>&lt;/LinearLayout&gt;</text:span></text:span></text:p>
      <text:p text:style-name="P7"/>
      <text:p text:style-name="P7"><text:span text:style-name="Source_20_Text"><text:span text:style-name="T2"><text:s text:c="4"/>&lt;LinearLayout</text:span></text:span></text:p>
      <text:p text:style-name="P7"><text:span text:style-name="Source_20_Text"><text:span text:style-name="T2"><text:s text:c="8"/>android:layout_width="match_parent"</text:span></text:span></text:p>
      <text:p text:style-name="P7"><text:span text:style-name="Source_20_Text"><text:span text:style-name="T2"><text:s text:c="8"/>android:layout_height="wrap_content"</text:span></text:span></text:p>
      <text:p text:style-name="P7"><text:span text:style-name="Source_20_Text"><text:span text:style-name="T2"><text:s text:c="8"/>android:orientation="horizontal"</text:span></text:span></text:p>
      <text:p text:style-name="P7"><text:span text:style-name="Source_20_Text"><text:span text:style-name="T2"><text:s text:c="8"/>android:padding="16dp"&gt;</text:span></text:span></text:p>
      <text:p text:style-name="P7"/>
      <text:p text:style-name="P7"><text:span text:style-name="Source_20_Text"><text:span text:style-name="T2"><text:s text:c="8"/>&lt;ImageButton</text:span></text:span></text:p>
      <text:p text:style-name="P7"><text:span text:style-name="Source_20_Text"><text:span text:style-name="T2"><text:s text:c="12"/>android:id="@+id/btn_channel_up"</text:span></text:span></text:p>
      <text:p text:style-name="P7"><text:span text:style-name="Source_20_Text"><text:span text:style-name="T2"><text:s text:c="12"/>android:layout_width="0dp"</text:span></text:span></text:p>
      <text:p text:style-name="P7"><text:span text:style-name="Source_20_Text"><text:span text:style-name="T2"><text:s text:c="12"/>android:layout_height="wrap_content"</text:span></text:span></text:p>
      <text:p text:style-name="P7"><text:span text:style-name="Source_20_Text"><text:span text:style-name="T2"><text:s text:c="12"/>android:layout_weight="1"</text:span></text:span></text:p>
      <text:p text:style-name="P7"><text:span text:style-name="Source_20_Text"><text:span text:style-name="T2"><text:s text:c="12"/>android:src="@drawable/channel_up" /&gt;</text:span></text:span></text:p>
      <text:p text:style-name="P7"/>
      <text:p text:style-name="P7"><text:span text:style-name="Source_20_Text"><text:span text:style-name="T2"><text:s text:c="8"/>&lt;ImageButton</text:span></text:span></text:p>
      <text:p text:style-name="P7"><text:span text:style-name="Source_20_Text"><text:span text:style-name="T2"><text:s text:c="12"/>android:id="@+id/btn_channel_down"</text:span></text:span></text:p>
      <text:p text:style-name="P7"><text:span text:style-name="Source_20_Text"><text:span text:style-name="T2"><text:s text:c="12"/>android:layout_width="0dp"</text:span></text:span></text:p>
      <text:p text:style-name="P7"><text:span text:style-name="Source_20_Text"><text:span text:style-name="T2"><text:s text:c="12"/>android:layout_height="wrap_content"</text:span></text:span></text:p>
      <text:p text:style-name="P7"><text:span text:style-name="Source_20_Text"><text:span text:style-name="T2"><text:s text:c="12"/>android:layout_weight="1"</text:span></text:span></text:p>
      <text:p text:style-name="P7"><text:span text:style-name="Source_20_Text"><text:span text:style-name="T2"><text:s text:c="12"/>android:src="@drawable/channel_down" /&gt;</text:span></text:span></text:p>
      <text:p text:style-name="P7"><text:span text:style-name="Source_20_Text"><text:span text:style-name="T2"><text:s text:c="4"/>&lt;/LinearLayout&gt;</text:span></text:span></text:p>
      <text:p text:style-name="P7"/>
      <text:p text:style-name="P7"><text:span text:style-name="Source_20_Text"><text:span text:style-name="T2"><text:s text:c="4"/>&lt;LinearLayout</text:span></text:span></text:p>
      <text:p text:style-name="P7"><text:soft-page-break/><text:span text:style-name="Source_20_Text"><text:span text:style-name="T2"><text:s text:c="8"/>android:layout_width="match_parent"</text:span></text:span></text:p>
      <text:p text:style-name="P7"><text:span text:style-name="Source_20_Text"><text:span text:style-name="T2"><text:s text:c="8"/>android:layout_height="wrap_content"</text:span></text:span></text:p>
      <text:p text:style-name="P7"><text:span text:style-name="Source_20_Text"><text:span text:style-name="T2"><text:s text:c="8"/>android:orientation="horizontal"</text:span></text:span></text:p>
      <text:p text:style-name="P7"><text:span text:style-name="Source_20_Text"><text:span text:style-name="T2"><text:s text:c="8"/>android:padding="16dp"&gt;</text:span></text:span></text:p>
      <text:p text:style-name="P7"/>
      <text:p text:style-name="P7"><text:span text:style-name="Source_20_Text"><text:span text:style-name="T2"><text:s text:c="8"/>&lt;ImageButton</text:span></text:span></text:p>
      <text:p text:style-name="P7"><text:span text:style-name="Source_20_Text"><text:span text:style-name="T2"><text:s text:c="12"/>android:id="@+id/btn_power_on"</text:span></text:span></text:p>
      <text:p text:style-name="P7"><text:span text:style-name="Source_20_Text"><text:span text:style-name="T2"><text:s text:c="12"/>android:layout_width="0dp"</text:span></text:span></text:p>
      <text:p text:style-name="P7"><text:span text:style-name="Source_20_Text"><text:span text:style-name="T2"><text:s text:c="12"/>android:layout_height="wrap_content"</text:span></text:span></text:p>
      <text:p text:style-name="P7"><text:span text:style-name="Source_20_Text"><text:span text:style-name="T2"><text:s text:c="12"/>android:layout_weight="1"</text:span></text:span></text:p>
      <text:p text:style-name="P7"><text:span text:style-name="Source_20_Text"><text:span text:style-name="T2"><text:s text:c="12"/>android:src="@drawable/power_on" /&gt;</text:span></text:span></text:p>
      <text:p text:style-name="P7"/>
      <text:p text:style-name="P7"><text:span text:style-name="Source_20_Text"><text:span text:style-name="T2"><text:s text:c="8"/>&lt;ImageButton</text:span></text:span></text:p>
      <text:p text:style-name="P7"><text:span text:style-name="Source_20_Text"><text:span text:style-name="T2"><text:s text:c="12"/>android:id="@+id/btn_power_off"</text:span></text:span></text:p>
      <text:p text:style-name="P7"><text:span text:style-name="Source_20_Text"><text:span text:style-name="T2"><text:s text:c="12"/>android:layout_width="0dp"</text:span></text:span></text:p>
      <text:p text:style-name="P7"><text:span text:style-name="Source_20_Text"><text:span text:style-name="T2"><text:s text:c="12"/>android:layout_height="wrap_content"</text:span></text:span></text:p>
      <text:p text:style-name="P7"><text:span text:style-name="Source_20_Text"><text:span text:style-name="T2"><text:s text:c="12"/>android:layout_weight="1"</text:span></text:span></text:p>
      <text:p text:style-name="P7"><text:span text:style-name="Source_20_Text"><text:span text:style-name="T2"><text:s text:c="12"/>android:src="@drawable/power_off" /&gt;</text:span></text:span></text:p>
      <text:p text:style-name="P7"><text:span text:style-name="Source_20_Text"><text:span text:style-name="T2"><text:s text:c="4"/>&lt;/LinearLayout&gt;</text:span></text:span></text:p>
      <text:p text:style-name="P7"/>
      <text:p text:style-name="P6"><text:span text:style-name="Source_20_Text"><text:span text:style-name="T2">&lt;/LinearLayout&gt;</text:span></text:span></text:p>
      <text:p text:style-name="P21"><text:span text:style-name="T2">In this version, the </text:span><text:span text:style-name="Source_20_Text"><text:span text:style-name="T2">Button</text:span></text:span><text:span text:style-name="T2">s have been replaced with `ImageButton</text:span></text:p>
      <text:p text:style-name="P22"><draw:frame draw:style-name="fr1" draw:name="Image5" text:anchor-type="as-char" svg:width="2cm" svg:height="1cm" draw:z-index="4"><draw:image xlink:href="Pictures/1000004E0000000000000000DB8080F90BBAFF57.svg" xlink:type="simple" xlink:show="embed" xlink:actuate="onLoad" draw:mime-type="image/svg+xml"/></draw:frame><draw:frame draw:style-name="fr1" draw:name="Image6" text:anchor-type="as-char" svg:width="2cm" svg:height="1cm" draw:z-index="5"><draw:image xlink:href="https://chat.openai.com/_next/image?url=https%3A%2F%2Flh3.googleusercontent.com%2Fa%2FAEdFTp4wKnjUyRlmcxNT-iDYKM96EmMCydsNEGV081HN%3Ds96-c&amp;w=64&amp;q=75" xlink:type="simple" xlink:show="embed" xlink:actuate="onLoad"/><svg:title>Alexandre Meslin</svg:title></draw:frame></text:p>
      <text:p text:style-name="P16">show me a xml file to create a remote control appearance for android with horizontal space between buttons using imagebutton for on/off</text:p>
      <text:p text:style-name="P17">Here is an updated version of the XML file that includes horizontal spacing between the buttons and uses ImageButtons for on/off:</text:p>
      <text:p text:style-name="P2">phpCopy code</text:p>
      <text:p text:style-name="P7"><text:span text:style-name="Source_20_Text"><text:span text:style-name="T2">&lt;LinearLayout xmlns:android="http://schemas.android.com/apk/res/android"</text:span></text:span></text:p>
      <text:p text:style-name="P7"><text:span text:style-name="Source_20_Text"><text:span text:style-name="T2"><text:s text:c="4"/>android:layout_width="match_parent"</text:span></text:span></text:p>
      <text:p text:style-name="P7"><text:span text:style-name="Source_20_Text"><text:span text:style-name="T2"><text:s text:c="4"/>android:layout_height="wrap_content"</text:span></text:span></text:p>
      <text:p text:style-name="P7"><text:span text:style-name="Source_20_Text"><text:span text:style-name="T2"><text:s text:c="4"/>android:orientation="vertical"</text:span></text:span></text:p>
      <text:p text:style-name="P7"><text:span text:style-name="Source_20_Text"><text:span text:style-name="T2"><text:s text:c="4"/>android:padding="16dp"&gt;</text:span></text:span></text:p>
      <text:p text:style-name="P7"/>
      <text:p text:style-name="P7"><text:span text:style-name="Source_20_Text"><text:span text:style-name="T2"><text:s text:c="4"/>&lt;TextView</text:span></text:span></text:p>
      <text:p text:style-name="P7"><text:span text:style-name="Source_20_Text"><text:span text:style-name="T2"><text:s text:c="8"/>android:layout_width="wrap_content"</text:span></text:span></text:p>
      <text:p text:style-name="P7"><text:span text:style-name="Source_20_Text"><text:span text:style-name="T2"><text:s text:c="8"/>android:layout_height="wrap_content"</text:span></text:span></text:p>
      <text:p text:style-name="P7"><text:span text:style-name="Source_20_Text"><text:span text:style-name="T2"><text:s text:c="8"/>android:text="Remote Control"</text:span></text:span></text:p>
      <text:p text:style-name="P7"><text:span text:style-name="Source_20_Text"><text:span text:style-name="T2"><text:s text:c="8"/>android:textSize="20sp"</text:span></text:span></text:p>
      <text:p text:style-name="P7"><text:span text:style-name="Source_20_Text"><text:span text:style-name="T2"><text:s text:c="8"/>android:textStyle="bold" /&gt;</text:span></text:span></text:p>
      <text:p text:style-name="P7"/>
      <text:p text:style-name="P7"><text:span text:style-name="Source_20_Text"><text:span text:style-name="T2"><text:s text:c="4"/>&lt;LinearLayout</text:span></text:span></text:p>
      <text:p text:style-name="P7"><text:span text:style-name="Source_20_Text"><text:span text:style-name="T2"><text:s text:c="8"/>android:layout_width="match_parent"</text:span></text:span></text:p>
      <text:p text:style-name="P7"><text:span text:style-name="Source_20_Text"><text:span text:style-name="T2"><text:s text:c="8"/>android:layout_height="wrap_content"</text:span></text:span></text:p>
      <text:p text:style-name="P7"><text:span text:style-name="Source_20_Text"><text:span text:style-name="T2"><text:s text:c="8"/>android:orientation="horizontal"</text:span></text:span></text:p>
      <text:p text:style-name="P7"><text:span text:style-name="Source_20_Text"><text:span text:style-name="T2"><text:s text:c="8"/>android:padding="16dp"&gt;</text:span></text:span></text:p>
      <text:p text:style-name="P7"><text:soft-page-break/></text:p>
      <text:p text:style-name="P7"><text:span text:style-name="Source_20_Text"><text:span text:style-name="T2"><text:s text:c="8"/>&lt;ImageButton</text:span></text:span></text:p>
      <text:p text:style-name="P7"><text:span text:style-name="Source_20_Text"><text:span text:style-name="T2"><text:s text:c="12"/>android:id="@+id/btn_volume_up"</text:span></text:span></text:p>
      <text:p text:style-name="P7"><text:span text:style-name="Source_20_Text"><text:span text:style-name="T2"><text:s text:c="12"/>android:layout_width="0dp"</text:span></text:span></text:p>
      <text:p text:style-name="P7"><text:span text:style-name="Source_20_Text"><text:span text:style-name="T2"><text:s text:c="12"/>android:layout_height="wrap_content"</text:span></text:span></text:p>
      <text:p text:style-name="P7"><text:span text:style-name="Source_20_Text"><text:span text:style-name="T2"><text:s text:c="12"/>android:layout_weight="1"</text:span></text:span></text:p>
      <text:p text:style-name="P7"><text:span text:style-name="Source_20_Text"><text:span text:style-name="T2"><text:s text:c="12"/>android:src="@drawable/volume_up" /&gt;</text:span></text:span></text:p>
      <text:p text:style-name="P7"/>
      <text:p text:style-name="P7"><text:span text:style-name="Source_20_Text"><text:span text:style-name="T2"><text:s text:c="8"/>&lt;View</text:span></text:span></text:p>
      <text:p text:style-name="P7"><text:span text:style-name="Source_20_Text"><text:span text:style-name="T2"><text:s text:c="12"/>android:layout_width="16dp"</text:span></text:span></text:p>
      <text:p text:style-name="P7"><text:span text:style-name="Source_20_Text"><text:span text:style-name="T2"><text:s text:c="12"/>android:layout_height="0dp" /&gt;</text:span></text:span></text:p>
      <text:p text:style-name="P7"/>
      <text:p text:style-name="P7"><text:span text:style-name="Source_20_Text"><text:span text:style-name="T2"><text:s text:c="8"/>&lt;ImageButton</text:span></text:span></text:p>
      <text:p text:style-name="P7"><text:span text:style-name="Source_20_Text"><text:span text:style-name="T2"><text:s text:c="12"/>android:id="@+id/btn_volume_down"</text:span></text:span></text:p>
      <text:p text:style-name="P7"><text:span text:style-name="Source_20_Text"><text:span text:style-name="T2"><text:s text:c="12"/>android:layout_width="0dp"</text:span></text:span></text:p>
      <text:p text:style-name="P7"><text:span text:style-name="Source_20_Text"><text:span text:style-name="T2"><text:s text:c="12"/>android:layout_height="wrap_content"</text:span></text:span></text:p>
      <text:p text:style-name="P7"><text:span text:style-name="Source_20_Text"><text:span text:style-name="T2"><text:s text:c="12"/>android:layout_weight="1"</text:span></text:span></text:p>
      <text:p text:style-name="P7"><text:span text:style-name="Source_20_Text"><text:span text:style-name="T2"><text:s text:c="12"/>android:src="@drawable/volume_down" /&gt;</text:span></text:span></text:p>
      <text:p text:style-name="P7"><text:span text:style-name="Source_20_Text"><text:span text:style-name="T2"><text:s text:c="4"/>&lt;/LinearLayout&gt;</text:span></text:span></text:p>
      <text:p text:style-name="P7"/>
      <text:p text:style-name="P7"><text:span text:style-name="Source_20_Text"><text:span text:style-name="T2"><text:s text:c="4"/>&lt;LinearLayout</text:span></text:span></text:p>
      <text:p text:style-name="P7"><text:span text:style-name="Source_20_Text"><text:span text:style-name="T2"><text:s text:c="8"/>android:layout_width="match_parent"</text:span></text:span></text:p>
      <text:p text:style-name="P7"><text:span text:style-name="Source_20_Text"><text:span text:style-name="T2"><text:s text:c="8"/>android:layout_height="wrap_content"</text:span></text:span></text:p>
      <text:p text:style-name="P7"><text:span text:style-name="Source_20_Text"><text:span text:style-name="T2"><text:s text:c="8"/>android:orientation="horizontal"</text:span></text:span></text:p>
      <text:p text:style-name="P7"><text:span text:style-name="Source_20_Text"><text:span text:style-name="T2"><text:s text:c="8"/>android:padding="16dp"&gt;</text:span></text:span></text:p>
      <text:p text:style-name="P7"/>
      <text:p text:style-name="P7"><text:span text:style-name="Source_20_Text"><text:span text:style-name="T2"><text:s text:c="8"/>&lt;ImageButton</text:span></text:span></text:p>
      <text:p text:style-name="P7"><text:span text:style-name="Source_20_Text"><text:span text:style-name="T2"><text:s text:c="12"/>android:id="@+id/btn_channel_up"</text:span></text:span></text:p>
      <text:p text:style-name="P7"><text:span text:style-name="Source_20_Text"><text:span text:style-name="T2"><text:s text:c="12"/>android:layout_width="0dp"</text:span></text:span></text:p>
      <text:p text:style-name="P7"><text:span text:style-name="Source_20_Text"><text:span text:style-name="T2"><text:s text:c="12"/>android:layout_height="wrap_content"</text:span></text:span></text:p>
      <text:p text:style-name="P7"><text:span text:style-name="Source_20_Text"><text:span text:style-name="T2"><text:s text:c="12"/>android:layout_weight="1"</text:span></text:span></text:p>
      <text:p text:style-name="P7"><text:span text:style-name="Source_20_Text"><text:span text:style-name="T2"><text:s text:c="12"/>android:src="@drawable/channel_up" /&gt;</text:span></text:span></text:p>
      <text:p text:style-name="P7"/>
      <text:p text:style-name="P7"><text:span text:style-name="Source_20_Text"><text:span text:style-name="T2"><text:s text:c="8"/>&lt;View</text:span></text:span></text:p>
      <text:p text:style-name="P7"><text:span text:style-name="Source_20_Text"><text:span text:style-name="T2"><text:s text:c="12"/>android:layout_width="16dp"</text:span></text:span></text:p>
      <text:p text:style-name="P7"><text:span text:style-name="Source_20_Text"><text:span text:style-name="T2"><text:s text:c="12"/>android:layout_height="0dp" /&gt;</text:span></text:span></text:p>
      <text:p text:style-name="P7"/>
      <text:p text:style-name="P7"><text:span text:style-name="Source_20_Text"><text:span text:style-name="T2"><text:s text:c="8"/>&lt;ImageButton</text:span></text:span></text:p>
      <text:p text:style-name="P7"><text:span text:style-name="Source_20_Text"><text:span text:style-name="T2"><text:s text:c="12"/>android:id="@+id/btn_channel_down"</text:span></text:span></text:p>
      <text:p text:style-name="P7"><text:span text:style-name="Source_20_Text"><text:span text:style-name="T2"><text:s text:c="12"/>android:layout_width="0dp"</text:span></text:span></text:p>
      <text:p text:style-name="P7"><text:span text:style-name="Source_20_Text"><text:span text:style-name="T2"><text:s text:c="12"/>android:layout_height="wrap_content"</text:span></text:span></text:p>
      <text:p text:style-name="P7"><text:span text:style-name="Source_20_Text"><text:span text:style-name="T2"><text:s text:c="12"/>android:layout_weight="1"</text:span></text:span></text:p>
      <text:p text:style-name="P7"><text:span text:style-name="Source_20_Text"><text:span text:style-name="T2"><text:s text:c="12"/>android:src="@drawable/channel_down" /&gt;</text:span></text:span></text:p>
      <text:p text:style-name="P7"><text:span text:style-name="Source_20_Text"><text:span text:style-name="T2"><text:s text:c="4"/>&lt;/LinearLayout&gt;</text:span></text:span></text:p>
      <text:p text:style-name="P7"/>
      <text:p text:style-name="P7"><text:span text:style-name="Source_20_Text"><text:span text:style-name="T2"><text:s text:c="4"/>&lt;LinearLayout</text:span></text:span></text:p>
      <text:p text:style-name="P7"><text:span text:style-name="Source_20_Text"><text:span text:style-name="T2"><text:s text:c="8"/>android:layout_width="match_parent"</text:span></text:span></text:p>
      <text:p text:style-name="P7"><text:span text:style-name="Source_20_Text"><text:span text:style-name="T2"><text:s text:c="8"/>android:layout_height="wrap_content"</text:span></text:span></text:p>
      <text:p text:style-name="P7"><text:span text:style-name="Source_20_Text"><text:span text:style-name="T2"><text:s text:c="8"/>android:orientation="horizontal"</text:span></text:span></text:p>
      <text:p text:style-name="P7"><text:span text:style-name="Source_20_Text"><text:span text:style-name="T2"><text:s text:c="8"/>android:padding="16dp"&gt;</text:span></text:span></text:p>
      <text:p text:style-name="P7"/>
      <text:p text:style-name="P7"><text:span text:style-name="Source_20_Text"><text:span text:style-name="T2"><text:s text:c="8"/>&lt;ImageButton</text:span></text:span></text:p>
      <text:p text:style-name="P7"><text:soft-page-break/><text:span text:style-name="Source_20_Text"><text:span text:style-name="T2"><text:s text:c="12"/>android:id="@+id/btn_power_on"</text:span></text:span></text:p>
      <text:p text:style-name="P7"><text:span text:style-name="Source_20_Text"><text:span text:style-name="T2"><text:s text:c="12"/>android:layout_width="0dp"</text:span></text:span></text:p>
      <text:p text:style-name="P7"><text:span text:style-name="Source_20_Text"><text:span text:style-name="T2"><text:s text:c="12"/>android:layout_height="wrap_content"</text:span></text:span></text:p>
      <text:p text:style-name="P7"><text:span text:style-name="Source_20_Text"><text:span text:style-name="T2"><text:s text:c="12"/>android:layout_weight="1"</text:span></text:span></text:p>
      <text:p text:style-name="P7"><text:span text:style-name="Source_20_Text"><text:span text:style-name="T2"><text:s text:c="12"/>android:src="@drawable/power_on" /&gt;</text:span></text:span></text:p>
      <text:p text:style-name="P7"/>
      <text:p text:style-name="P7"><text:span text:style-name="Source_20_Text"><text:span text:style-name="T2"><text:s text:c="8"/>&lt;View</text:span></text:span></text:p>
      <text:p text:style-name="P7"><text:span text:style-name="Source_20_Text"><text:span text:style-name="T2"><text:s text:c="12"/>android:layout_width="16dp"</text:span></text:span></text:p>
      <text:p text:style-name="P7"><text:span text:style-name="Source_20_Text"><text:span text:style-name="T2"><text:s text:c="12"/>android:layout_height="0dp" /&gt;</text:span></text:span></text:p>
      <text:p text:style-name="P7"/>
      <text:p text:style-name="P7"><text:span text:style-name="Source_20_Text"><text:span text:style-name="T2"><text:s text:c="8"/>&lt;ImageButton</text:span></text:span></text:p>
      <text:p text:style-name="P6"><text:span text:style-name="Source_20_Text"><text:span text:style-name="T2"><text:s text:c="12"/>android:id="@+id/btn_power_off"</text:span></text:span></text:p>
      <text:p text:style-name="P22"><draw:frame draw:style-name="fr1" draw:name="Image7" text:anchor-type="as-char" svg:width="2cm" svg:height="1cm" draw:z-index="6"><draw:image xlink:href="Pictures/1000004E0000000000000000DB8080F90BBAFF57.svg" xlink:type="simple" xlink:show="embed" xlink:actuate="onLoad" draw:mime-type="image/svg+xml"/></draw:frame><draw:frame draw:style-name="fr1" draw:name="Image8" text:anchor-type="as-char" svg:width="2cm" svg:height="1cm" draw:z-index="7"><draw:image xlink:href="https://chat.openai.com/_next/image?url=https%3A%2F%2Flh3.googleusercontent.com%2Fa%2FAEdFTp4wKnjUyRlmcxNT-iDYKM96EmMCydsNEGV081HN%3Ds96-c&amp;w=64&amp;q=75" xlink:type="simple" xlink:show="embed" xlink:actuate="onLoad"/><svg:title>Alexandre Meslin</svg:title></draw:frame></text:p>
      <text:p text:style-name="P16">align buttons right</text:p>
      <text:p text:style-name="P17">Here is an updated version of the XML file that aligns the buttons to the right:</text:p>
      <text:p text:style-name="P2">phpCopy code</text:p>
      <text:p text:style-name="P7"><text:span text:style-name="Source_20_Text"><text:span text:style-name="T2">&lt;LinearLayout xmlns:android="http://schemas.android.com/apk/res/android"</text:span></text:span></text:p>
      <text:p text:style-name="P7"><text:span text:style-name="Source_20_Text"><text:span text:style-name="T2"><text:s text:c="4"/>android:layout_width="match_parent"</text:span></text:span></text:p>
      <text:p text:style-name="P7"><text:span text:style-name="Source_20_Text"><text:span text:style-name="T2"><text:s text:c="4"/>android:layout_height="wrap_content"</text:span></text:span></text:p>
      <text:p text:style-name="P7"><text:span text:style-name="Source_20_Text"><text:span text:style-name="T2"><text:s text:c="4"/>android:orientation="vertical"</text:span></text:span></text:p>
      <text:p text:style-name="P7"><text:span text:style-name="Source_20_Text"><text:span text:style-name="T2"><text:s text:c="4"/>android:padding="16dp"&gt;</text:span></text:span></text:p>
      <text:p text:style-name="P7"/>
      <text:p text:style-name="P7"><text:span text:style-name="Source_20_Text"><text:span text:style-name="T2"><text:s text:c="4"/>&lt;TextView</text:span></text:span></text:p>
      <text:p text:style-name="P7"><text:span text:style-name="Source_20_Text"><text:span text:style-name="T2"><text:s text:c="8"/>android:layout_width="wrap_content"</text:span></text:span></text:p>
      <text:p text:style-name="P7"><text:span text:style-name="Source_20_Text"><text:span text:style-name="T2"><text:s text:c="8"/>android:layout_height="wrap_content"</text:span></text:span></text:p>
      <text:p text:style-name="P7"><text:span text:style-name="Source_20_Text"><text:span text:style-name="T2"><text:s text:c="8"/>android:text="Remote Control"</text:span></text:span></text:p>
      <text:p text:style-name="P7"><text:span text:style-name="Source_20_Text"><text:span text:style-name="T2"><text:s text:c="8"/>android:textSize="20sp"</text:span></text:span></text:p>
      <text:p text:style-name="P7"><text:span text:style-name="Source_20_Text"><text:span text:style-name="T2"><text:s text:c="8"/>android:textStyle="bold" /&gt;</text:span></text:span></text:p>
      <text:p text:style-name="P7"/>
      <text:p text:style-name="P7"><text:span text:style-name="Source_20_Text"><text:span text:style-name="T2"><text:s text:c="4"/>&lt;LinearLayout</text:span></text:span></text:p>
      <text:p text:style-name="P7"><text:span text:style-name="Source_20_Text"><text:span text:style-name="T2"><text:s text:c="8"/>android:layout_width="match_parent"</text:span></text:span></text:p>
      <text:p text:style-name="P7"><text:span text:style-name="Source_20_Text"><text:span text:style-name="T2"><text:s text:c="8"/>android:layout_height="wrap_content"</text:span></text:span></text:p>
      <text:p text:style-name="P7"><text:span text:style-name="Source_20_Text"><text:span text:style-name="T2"><text:s text:c="8"/>android:orientation="horizontal"</text:span></text:span></text:p>
      <text:p text:style-name="P7"><text:span text:style-name="Source_20_Text"><text:span text:style-name="T2"><text:s text:c="8"/>android:padding="16dp"</text:span></text:span></text:p>
      <text:p text:style-name="P7"><text:span text:style-name="Source_20_Text"><text:span text:style-name="T2"><text:s text:c="8"/>android:gravity="end"&gt;</text:span></text:span></text:p>
      <text:p text:style-name="P7"/>
      <text:p text:style-name="P7"><text:span text:style-name="Source_20_Text"><text:span text:style-name="T2"><text:s text:c="8"/>&lt;ImageButton</text:span></text:span></text:p>
      <text:p text:style-name="P7"><text:span text:style-name="Source_20_Text"><text:span text:style-name="T2"><text:s text:c="12"/>android:id="@+id/btn_volume_up"</text:span></text:span></text:p>
      <text:p text:style-name="P7"><text:span text:style-name="Source_20_Text"><text:span text:style-name="T2"><text:s text:c="12"/>android:layout_width="wrap_content"</text:span></text:span></text:p>
      <text:p text:style-name="P7"><text:span text:style-name="Source_20_Text"><text:span text:style-name="T2"><text:s text:c="12"/>android:layout_height="wrap_content"</text:span></text:span></text:p>
      <text:p text:style-name="P7"><text:span text:style-name="Source_20_Text"><text:span text:style-name="T2"><text:s text:c="12"/>android:src="@drawable/volume_up" /&gt;</text:span></text:span></text:p>
      <text:p text:style-name="P7"/>
      <text:p text:style-name="P7"><text:span text:style-name="Source_20_Text"><text:span text:style-name="T2"><text:s text:c="8"/>&lt;View</text:span></text:span></text:p>
      <text:p text:style-name="P7"><text:span text:style-name="Source_20_Text"><text:span text:style-name="T2"><text:s text:c="12"/>android:layout_width="16dp"</text:span></text:span></text:p>
      <text:p text:style-name="P7"><text:span text:style-name="Source_20_Text"><text:span text:style-name="T2"><text:s text:c="12"/>android:layout_height="0dp" /&gt;</text:span></text:span></text:p>
      <text:p text:style-name="P7"/>
      <text:p text:style-name="P7"><text:span text:style-name="Source_20_Text"><text:span text:style-name="T2"><text:s text:c="8"/>&lt;ImageButton</text:span></text:span></text:p>
      <text:p text:style-name="P7"><text:span text:style-name="Source_20_Text"><text:span text:style-name="T2"><text:s text:c="12"/>android:id="@+id/btn_volume_down"</text:span></text:span></text:p>
      <text:p text:style-name="P7"><text:soft-page-break/><text:span text:style-name="Source_20_Text"><text:span text:style-name="T2"><text:s text:c="12"/>android:layout_width="wrap_content"</text:span></text:span></text:p>
      <text:p text:style-name="P7"><text:span text:style-name="Source_20_Text"><text:span text:style-name="T2"><text:s text:c="12"/>android:layout_height="wrap_content"</text:span></text:span></text:p>
      <text:p text:style-name="P7"><text:span text:style-name="Source_20_Text"><text:span text:style-name="T2"><text:s text:c="12"/>android:src="@drawable/volume_down" /&gt;</text:span></text:span></text:p>
      <text:p text:style-name="P7"><text:span text:style-name="Source_20_Text"><text:span text:style-name="T2"><text:s text:c="4"/>&lt;/LinearLayout&gt;</text:span></text:span></text:p>
      <text:p text:style-name="P7"/>
      <text:p text:style-name="P7"><text:span text:style-name="Source_20_Text"><text:span text:style-name="T2"><text:s text:c="4"/>&lt;LinearLayout</text:span></text:span></text:p>
      <text:p text:style-name="P7"><text:span text:style-name="Source_20_Text"><text:span text:style-name="T2"><text:s text:c="8"/>android:layout_width="match_parent"</text:span></text:span></text:p>
      <text:p text:style-name="P7"><text:span text:style-name="Source_20_Text"><text:span text:style-name="T2"><text:s text:c="8"/>android:layout_height="wrap_content"</text:span></text:span></text:p>
      <text:p text:style-name="P7"><text:span text:style-name="Source_20_Text"><text:span text:style-name="T2"><text:s text:c="8"/>android:orientation="horizontal"</text:span></text:span></text:p>
      <text:p text:style-name="P7"><text:span text:style-name="Source_20_Text"><text:span text:style-name="T2"><text:s text:c="8"/>android:padding="16dp"</text:span></text:span></text:p>
      <text:p text:style-name="P7"><text:span text:style-name="Source_20_Text"><text:span text:style-name="T2"><text:s text:c="8"/>android:gravity="end"&gt;</text:span></text:span></text:p>
      <text:p text:style-name="P7"/>
      <text:p text:style-name="P7"><text:span text:style-name="Source_20_Text"><text:span text:style-name="T2"><text:s text:c="8"/>&lt;ImageButton</text:span></text:span></text:p>
      <text:p text:style-name="P7"><text:span text:style-name="Source_20_Text"><text:span text:style-name="T2"><text:s text:c="12"/>android:id="@+id/btn_channel_up"</text:span></text:span></text:p>
      <text:p text:style-name="P7"><text:span text:style-name="Source_20_Text"><text:span text:style-name="T2"><text:s text:c="12"/>android:layout_width="wrap_content"</text:span></text:span></text:p>
      <text:p text:style-name="P7"><text:span text:style-name="Source_20_Text"><text:span text:style-name="T2"><text:s text:c="12"/>android:layout_height="wrap_content"</text:span></text:span></text:p>
      <text:p text:style-name="P7"><text:span text:style-name="Source_20_Text"><text:span text:style-name="T2"><text:s text:c="12"/>android:src="@drawable/channel_up" /&gt;</text:span></text:span></text:p>
      <text:p text:style-name="P7"/>
      <text:p text:style-name="P7"><text:span text:style-name="Source_20_Text"><text:span text:style-name="T2"><text:s text:c="8"/>&lt;View</text:span></text:span></text:p>
      <text:p text:style-name="P7"><text:span text:style-name="Source_20_Text"><text:span text:style-name="T2"><text:s text:c="12"/>android:layout_width="16dp"</text:span></text:span></text:p>
      <text:p text:style-name="P7"><text:span text:style-name="Source_20_Text"><text:span text:style-name="T2"><text:s text:c="12"/>android:layout_height="0dp" /&gt;</text:span></text:span></text:p>
      <text:p text:style-name="P7"/>
      <text:p text:style-name="P7"><text:span text:style-name="Source_20_Text"><text:span text:style-name="T2"><text:s text:c="8"/>&lt;ImageButton</text:span></text:span></text:p>
      <text:p text:style-name="P7"><text:span text:style-name="Source_20_Text"><text:span text:style-name="T2"><text:s text:c="12"/>android:id="@+id/btn_channel_down"</text:span></text:span></text:p>
      <text:p text:style-name="P7"><text:span text:style-name="Source_20_Text"><text:span text:style-name="T2"><text:s text:c="12"/>android:layout_width="wrap_content"</text:span></text:span></text:p>
      <text:p text:style-name="P7"><text:span text:style-name="Source_20_Text"><text:span text:style-name="T2"><text:s text:c="12"/>android:layout_height="wrap_content"</text:span></text:span></text:p>
      <text:p text:style-name="P7"><text:span text:style-name="Source_20_Text"><text:span text:style-name="T2"><text:s text:c="12"/>android:src="@drawable/channel_down" /&gt;</text:span></text:span></text:p>
      <text:p text:style-name="P7"><text:span text:style-name="Source_20_Text"><text:span text:style-name="T2"><text:s text:c="4"/>&lt;/LinearLayout&gt;</text:span></text:span></text:p>
      <text:p text:style-name="P7"/>
      <text:p text:style-name="P7"><text:span text:style-name="Source_20_Text"><text:span text:style-name="T2"><text:s text:c="4"/>&lt;LinearLayout</text:span></text:span></text:p>
      <text:p text:style-name="P7"><text:span text:style-name="Source_20_Text"><text:span text:style-name="T2"><text:s text:c="8"/>android:layout_width="match_parent"</text:span></text:span></text:p>
      <text:p text:style-name="P7"><text:span text:style-name="Source_20_Text"><text:span text:style-name="T2"><text:s text:c="8"/>android:layout_height="wrap_content"</text:span></text:span></text:p>
      <text:p text:style-name="P7"><text:span text:style-name="Source_20_Text"><text:span text:style-name="T2"><text:s text:c="8"/>android:orientation="horizontal"</text:span></text:span></text:p>
      <text:p text:style-name="P7"><text:span text:style-name="Source_20_Text"><text:span text:style-name="T2"><text:s text:c="8"/>android:padding="16dp"</text:span></text:span></text:p>
      <text:p text:style-name="P7"><text:span text:style-name="Source_20_Text"><text:span text:style-name="T2"><text:s text:c="8"/>android:gravity="end"&gt;</text:span></text:span></text:p>
      <text:p text:style-name="P7"/>
      <text:p text:style-name="P7"><text:span text:style-name="Source_20_Text"><text:span text:style-name="T2"><text:s text:c="8"/>&lt;ImageButton</text:span></text:span></text:p>
      <text:p text:style-name="P7"><text:span text:style-name="Source_20_Text"><text:span text:style-name="T2"><text:s text:c="12"/>android:id="@+id/btn_power_on"</text:span></text:span></text:p>
      <text:p text:style-name="P7"><text:span text:style-name="Source_20_Text"><text:span text:style-name="T2"><text:s text:c="12"/>android:layout_width="wrap_content"</text:span></text:span></text:p>
      <text:p text:style-name="P7"><text:span text:style-name="Source_20_Text"><text:span text:style-name="T2"><text:s text:c="12"/>android:layout_height="wrap_content"</text:span></text:span></text:p>
      <text:p text:style-name="P7"><text:span text:style-name="Source_20_Text"><text:span text:style-name="T2"><text:s text:c="12"/>android:src="@drawable/power_on" /&gt;</text:span></text:span></text:p>
      <text:p text:style-name="P7"/>
      <text:p text:style-name="P7"><text:span text:style-name="Source_20_Text"><text:span text:style-name="T2"><text:s text:c="8"/>&lt;View</text:span></text:span></text:p>
      <text:p text:style-name="P7"><text:span text:style-name="Source_20_Text"><text:span text:style-name="T2"><text:s text:c="12"/>android:layout_width="16dp"</text:span></text:span></text:p>
      <text:p text:style-name="P7"><text:span text:style-name="Source_20_Text"><text:span text:style-name="T2"><text:s text:c="12"/>android:layout_height="0dp" /&gt;</text:span></text:span></text:p>
      <text:p text:style-name="P7"/>
      <text:p text:style-name="P7"><text:span text:style-name="Source_20_Text"><text:span text:style-name="T2"><text:s text:c="8"/>&lt;ImageButton</text:span></text:span></text:p>
      <text:p text:style-name="P7"><text:span text:style-name="Source_20_Text"><text:span text:style-name="T2"><text:s text:c="12"/>android:id="@+id/btn_power_off"</text:span></text:span></text:p>
      <text:p text:style-name="P7"><text:span text:style-name="Source_20_Text"><text:span text:style-name="T2"><text:s text:c="12"/>android:layout_width="wrap_content"</text:span></text:span></text:p>
      <text:p text:style-name="P7"><text:span text:style-name="Source_20_Text"><text:span text:style-name="T2"><text:s text:c="12"/>android:layout_height="wrap_content"</text:span></text:span></text:p>
      <text:p text:style-name="P6"><text:span text:style-name="Source_20_Text"><text:span text:style-name="T2"><text:s text:c="12"/>android:src="</text:span></text:span></text:p>
      <text:p text:style-name="P22"><text:soft-page-break/><draw:frame draw:style-name="fr1" draw:name="Image9" text:anchor-type="as-char" svg:width="2cm" svg:height="1cm" draw:z-index="8"><draw:image xlink:href="Pictures/1000004E0000000000000000DB8080F90BBAFF57.svg" xlink:type="simple" xlink:show="embed" xlink:actuate="onLoad" draw:mime-type="image/svg+xml"/></draw:frame><draw:frame draw:style-name="fr1" draw:name="Image10" text:anchor-type="as-char" svg:width="2cm" svg:height="1cm" draw:z-index="9"><draw:image xlink:href="https://chat.openai.com/_next/image?url=https%3A%2F%2Flh3.googleusercontent.com%2Fa%2FAEdFTp4wKnjUyRlmcxNT-iDYKM96EmMCydsNEGV081HN%3Ds96-c&amp;w=64&amp;q=75" xlink:type="simple" xlink:show="embed" xlink:actuate="onLoad"/><svg:title>Alexandre Meslin</svg:title></draw:frame></text:p>
      <text:p text:style-name="P16">distribute buttons horizontally</text:p>
      <text:p text:style-name="P17">Here is an updated version of the XML file that distributes the buttons horizontally:</text:p>
      <text:p text:style-name="P2">phpCopy code</text:p>
      <text:p text:style-name="P7"><text:span text:style-name="Source_20_Text"><text:span text:style-name="T2">&lt;LinearLayout xmlns:android="http://schemas.android.com/apk/res/android"</text:span></text:span></text:p>
      <text:p text:style-name="P7"><text:span text:style-name="Source_20_Text"><text:span text:style-name="T2"><text:s text:c="4"/>android:layout_width="match_parent"</text:span></text:span></text:p>
      <text:p text:style-name="P7"><text:span text:style-name="Source_20_Text"><text:span text:style-name="T2"><text:s text:c="4"/>android:layout_height="wrap_content"</text:span></text:span></text:p>
      <text:p text:style-name="P7"><text:span text:style-name="Source_20_Text"><text:span text:style-name="T2"><text:s text:c="4"/>android:orientation="vertical"</text:span></text:span></text:p>
      <text:p text:style-name="P7"><text:span text:style-name="Source_20_Text"><text:span text:style-name="T2"><text:s text:c="4"/>android:padding="16dp"&gt;</text:span></text:span></text:p>
      <text:p text:style-name="P7"/>
      <text:p text:style-name="P7"><text:span text:style-name="Source_20_Text"><text:span text:style-name="T2"><text:s text:c="4"/>&lt;TextView</text:span></text:span></text:p>
      <text:p text:style-name="P7"><text:span text:style-name="Source_20_Text"><text:span text:style-name="T2"><text:s text:c="8"/>android:layout_width="wrap_content"</text:span></text:span></text:p>
      <text:p text:style-name="P7"><text:span text:style-name="Source_20_Text"><text:span text:style-name="T2"><text:s text:c="8"/>android:layout_height="wrap_content"</text:span></text:span></text:p>
      <text:p text:style-name="P7"><text:span text:style-name="Source_20_Text"><text:span text:style-name="T2"><text:s text:c="8"/>android:text="Remote Control"</text:span></text:span></text:p>
      <text:p text:style-name="P7"><text:span text:style-name="Source_20_Text"><text:span text:style-name="T2"><text:s text:c="8"/>android:textSize="20sp"</text:span></text:span></text:p>
      <text:p text:style-name="P7"><text:span text:style-name="Source_20_Text"><text:span text:style-name="T2"><text:s text:c="8"/>android:textStyle="bold" /&gt;</text:span></text:span></text:p>
      <text:p text:style-name="P7"/>
      <text:p text:style-name="P7"><text:span text:style-name="Source_20_Text"><text:span text:style-name="T2"><text:s text:c="4"/>&lt;LinearLayout</text:span></text:span></text:p>
      <text:p text:style-name="P7"><text:span text:style-name="Source_20_Text"><text:span text:style-name="T2"><text:s text:c="8"/>android:layout_width="match_parent"</text:span></text:span></text:p>
      <text:p text:style-name="P7"><text:span text:style-name="Source_20_Text"><text:span text:style-name="T2"><text:s text:c="8"/>android:layout_height="wrap_content"</text:span></text:span></text:p>
      <text:p text:style-name="P7"><text:span text:style-name="Source_20_Text"><text:span text:style-name="T2"><text:s text:c="8"/>android:orientation="horizontal"</text:span></text:span></text:p>
      <text:p text:style-name="P7"><text:span text:style-name="Source_20_Text"><text:span text:style-name="T2"><text:s text:c="8"/>android:padding="16dp"</text:span></text:span></text:p>
      <text:p text:style-name="P7"><text:span text:style-name="Source_20_Text"><text:span text:style-name="T2"><text:s text:c="8"/>android:weightSum="3"</text:span></text:span></text:p>
      <text:p text:style-name="P7"><text:span text:style-name="Source_20_Text"><text:span text:style-name="T2"><text:s text:c="8"/>android:gravity="center"&gt;</text:span></text:span></text:p>
      <text:p text:style-name="P7"/>
      <text:p text:style-name="P7"><text:span text:style-name="Source_20_Text"><text:span text:style-name="T2"><text:s text:c="8"/>&lt;ImageButton</text:span></text:span></text:p>
      <text:p text:style-name="P7"><text:span text:style-name="Source_20_Text"><text:span text:style-name="T2"><text:s text:c="12"/>android:id="@+id/btn_volume_up"</text:span></text:span></text:p>
      <text:p text:style-name="P7"><text:span text:style-name="Source_20_Text"><text:span text:style-name="T2"><text:s text:c="12"/>android:layout_width="0dp"</text:span></text:span></text:p>
      <text:p text:style-name="P7"><text:span text:style-name="Source_20_Text"><text:span text:style-name="T2"><text:s text:c="12"/>android:layout_height="wrap_content"</text:span></text:span></text:p>
      <text:p text:style-name="P7"><text:span text:style-name="Source_20_Text"><text:span text:style-name="T2"><text:s text:c="12"/>android:layout_weight="1"</text:span></text:span></text:p>
      <text:p text:style-name="P7"><text:span text:style-name="Source_20_Text"><text:span text:style-name="T2"><text:s text:c="12"/>android:src="@drawable/volume_up" /&gt;</text:span></text:span></text:p>
      <text:p text:style-name="P7"/>
      <text:p text:style-name="P7"><text:span text:style-name="Source_20_Text"><text:span text:style-name="T2"><text:s text:c="8"/>&lt;ImageButton</text:span></text:span></text:p>
      <text:p text:style-name="P7"><text:span text:style-name="Source_20_Text"><text:span text:style-name="T2"><text:s text:c="12"/>android:id="@+id/btn_volume_down"</text:span></text:span></text:p>
      <text:p text:style-name="P7"><text:span text:style-name="Source_20_Text"><text:span text:style-name="T2"><text:s text:c="12"/>android:layout_width="0dp"</text:span></text:span></text:p>
      <text:p text:style-name="P7"><text:span text:style-name="Source_20_Text"><text:span text:style-name="T2"><text:s text:c="12"/>android:layout_height="wrap_content"</text:span></text:span></text:p>
      <text:p text:style-name="P7"><text:span text:style-name="Source_20_Text"><text:span text:style-name="T2"><text:s text:c="12"/>android:layout_weight="1"</text:span></text:span></text:p>
      <text:p text:style-name="P7"><text:span text:style-name="Source_20_Text"><text:span text:style-name="T2"><text:s text:c="12"/>android:src="@drawable/volume_down" /&gt;</text:span></text:span></text:p>
      <text:p text:style-name="P7"><text:span text:style-name="Source_20_Text"><text:span text:style-name="T2"><text:s text:c="4"/>&lt;/LinearLayout&gt;</text:span></text:span></text:p>
      <text:p text:style-name="P7"/>
      <text:p text:style-name="P7"><text:span text:style-name="Source_20_Text"><text:span text:style-name="T2"><text:s text:c="4"/>&lt;LinearLayout</text:span></text:span></text:p>
      <text:p text:style-name="P7"><text:span text:style-name="Source_20_Text"><text:span text:style-name="T2"><text:s text:c="8"/>android:layout_width="match_parent"</text:span></text:span></text:p>
      <text:p text:style-name="P7"><text:span text:style-name="Source_20_Text"><text:span text:style-name="T2"><text:s text:c="8"/>android:layout_height="wrap_content"</text:span></text:span></text:p>
      <text:p text:style-name="P7"><text:span text:style-name="Source_20_Text"><text:span text:style-name="T2"><text:s text:c="8"/>android:orientation="horizontal"</text:span></text:span></text:p>
      <text:p text:style-name="P7"><text:span text:style-name="Source_20_Text"><text:span text:style-name="T2"><text:s text:c="8"/>android:padding="16dp"</text:span></text:span></text:p>
      <text:p text:style-name="P7"><text:span text:style-name="Source_20_Text"><text:span text:style-name="T2"><text:s text:c="8"/>android:weightSum="3"</text:span></text:span></text:p>
      <text:p text:style-name="P7"><text:span text:style-name="Source_20_Text"><text:span text:style-name="T2"><text:s text:c="8"/>android:gravity="center"&gt;</text:span></text:span></text:p>
      <text:p text:style-name="P7"/>
      <text:p text:style-name="P7"><text:span text:style-name="Source_20_Text"><text:span text:style-name="T2"><text:s text:c="8"/>&lt;ImageButton</text:span></text:span></text:p>
      <text:p text:style-name="P7"><text:soft-page-break/><text:span text:style-name="Source_20_Text"><text:span text:style-name="T2"><text:s text:c="12"/>android:id="@+id/btn_channel_up"</text:span></text:span></text:p>
      <text:p text:style-name="P7"><text:span text:style-name="Source_20_Text"><text:span text:style-name="T2"><text:s text:c="12"/>android:layout_width="0dp"</text:span></text:span></text:p>
      <text:p text:style-name="P7"><text:span text:style-name="Source_20_Text"><text:span text:style-name="T2"><text:s text:c="12"/>android:layout_height="wrap_content"</text:span></text:span></text:p>
      <text:p text:style-name="P7"><text:span text:style-name="Source_20_Text"><text:span text:style-name="T2"><text:s text:c="12"/>android:layout_weight="1"</text:span></text:span></text:p>
      <text:p text:style-name="P7"><text:span text:style-name="Source_20_Text"><text:span text:style-name="T2"><text:s text:c="12"/>android:src="@drawable/channel_up" /&gt;</text:span></text:span></text:p>
      <text:p text:style-name="P7"/>
      <text:p text:style-name="P7"><text:span text:style-name="Source_20_Text"><text:span text:style-name="T2"><text:s text:c="8"/>&lt;ImageButton</text:span></text:span></text:p>
      <text:p text:style-name="P7"><text:span text:style-name="Source_20_Text"><text:span text:style-name="T2"><text:s text:c="12"/>android:id="@+id/btn_channel_down"</text:span></text:span></text:p>
      <text:p text:style-name="P7"><text:span text:style-name="Source_20_Text"><text:span text:style-name="T2"><text:s text:c="12"/>android:layout_width="0dp"</text:span></text:span></text:p>
      <text:p text:style-name="P7"><text:span text:style-name="Source_20_Text"><text:span text:style-name="T2"><text:s text:c="12"/>android:layout_height="wrap_content"</text:span></text:span></text:p>
      <text:p text:style-name="P7"><text:span text:style-name="Source_20_Text"><text:span text:style-name="T2"><text:s text:c="12"/>android:layout_weight="1"</text:span></text:span></text:p>
      <text:p text:style-name="P7"><text:span text:style-name="Source_20_Text"><text:span text:style-name="T2"><text:s text:c="12"/>android:src="@drawable/channel_down" /&gt;</text:span></text:span></text:p>
      <text:p text:style-name="P7"><text:span text:style-name="Source_20_Text"><text:span text:style-name="T2"><text:s text:c="4"/>&lt;/LinearLayout&gt;</text:span></text:span></text:p>
      <text:p text:style-name="P7"/>
      <text:p text:style-name="P7"><text:span text:style-name="Source_20_Text"><text:span text:style-name="T2"><text:s text:c="4"/>&lt;LinearLayout</text:span></text:span></text:p>
      <text:p text:style-name="P7"><text:span text:style-name="Source_20_Text"><text:span text:style-name="T2"><text:s text:c="8"/>android:layout_width="match_parent"</text:span></text:span></text:p>
      <text:p text:style-name="P7"><text:span text:style-name="Source_20_Text"><text:span text:style-name="T2"><text:s text:c="8"/>android:layout_height="wrap_content"</text:span></text:span></text:p>
      <text:p text:style-name="P7"><text:span text:style-name="Source_20_Text"><text:span text:style-name="T2"><text:s text:c="8"/>android:orientation="horizontal"</text:span></text:span></text:p>
      <text:p text:style-name="P7"><text:span text:style-name="Source_20_Text"><text:span text:style-name="T2"><text:s text:c="8"/>android:padding="16dp"</text:span></text:span></text:p>
      <text:p text:style-name="P7"><text:span text:style-name="Source_20_Text"><text:span text:style-name="T2"><text:s text:c="8"/>android:weightSum="3"</text:span></text:span></text:p>
      <text:p text:style-name="P7"><text:span text:style-name="Source_20_Text"><text:span text:style-name="T2"><text:s text:c="8"/>android:gravity="center"&gt;</text:span></text:span></text:p>
      <text:p text:style-name="P7"/>
      <text:p text:style-name="P7"><text:span text:style-name="Source_20_Text"><text:span text:style-name="T2"><text:s text:c="8"/>&lt;ImageButton</text:span></text:span></text:p>
      <text:p text:style-name="P7"><text:span text:style-name="Source_20_Text"><text:span text:style-name="T2"><text:s text:c="12"/>android:id="@+id/btn_power_on"</text:span></text:span></text:p>
      <text:p text:style-name="P7"><text:span text:style-name="Source_20_Text"><text:span text:style-name="T2"><text:s text:c="12"/>android:layout_width="0dp"</text:span></text:span></text:p>
      <text:p text:style-name="P7"><text:span text:style-name="Source_20_Text"><text:span text:style-name="T2"><text:s text:c="12"/>android:layout_height="wrap_content"</text:span></text:span></text:p>
      <text:p text:style-name="P7"><text:span text:style-name="Source_20_Text"><text:span text:style-name="T2"><text:s text:c="12"/>android:layout_weight="1"</text:span></text:span></text:p>
      <text:p text:style-name="P7"><text:span text:style-name="Source_20_Text"><text:span text:style-name="T2"><text:s text:c="12"/>android:src="@drawable/power_on" /&gt;</text:span></text:span></text:p>
      <text:p text:style-name="P7"/>
      <text:p text:style-name="P7"><text:span text:style-name="Source_20_Text"><text:span text:style-name="T2"><text:s text:c="8"/>&lt;ImageButton</text:span></text:span></text:p>
      <text:p text:style-name="P7"><text:span text:style-name="Source_20_Text"><text:span text:style-name="T2"><text:s text:c="12"/>android:id="@+id/btn_power_off"</text:span></text:span></text:p>
      <text:p text:style-name="P7"><text:span text:style-name="Source_20_Text"><text:span text:style-name="T2"><text:s text:c="12"/>android:layout_width="0dp"</text:span></text:span></text:p>
      <text:p text:style-name="P7"><text:span text:style-name="Source_20_Text"><text:span text:style-name="T2"><text:s text:c="12"/>android:layout_height="wrap_content"</text:span></text:span></text:p>
      <text:p text:style-name="P7"><text:span text:style-name="Source_20_Text"><text:span text:style-name="T2"><text:s text:c="12"/>android:layout_weight="1"</text:span></text:span></text:p>
      <text:p text:style-name="P6"><text:span text:style-name="Source_20_Text"><text:span text:style-name="T2"><text:s text:c="12"/>android:src="@draw</text:span></text:span></text:p>
      <text:p text:style-name="P22"><draw:frame draw:style-name="fr1" draw:name="Image11" text:anchor-type="as-char" svg:width="2cm" svg:height="1cm" draw:z-index="10"><draw:image xlink:href="Pictures/1000004E0000000000000000DB8080F90BBAFF57.svg" xlink:type="simple" xlink:show="embed" xlink:actuate="onLoad" draw:mime-type="image/svg+xml"/></draw:frame><draw:frame draw:style-name="fr1" draw:name="Image12" text:anchor-type="as-char" svg:width="2cm" svg:height="1cm" draw:z-index="11"><draw:image xlink:href="https://chat.openai.com/_next/image?url=https%3A%2F%2Flh3.googleusercontent.com%2Fa%2FAEdFTp4wKnjUyRlmcxNT-iDYKM96EmMCydsNEGV081HN%3Ds96-c&amp;w=64&amp;q=75" xlink:type="simple" xlink:show="embed" xlink:actuate="onLoad"/><svg:title>Alexandre Meslin</svg:title></draw:frame></text:p>
      <text:p text:style-name="P16">você tem horas?</text:p>
      <text:p text:style-name="P17">Desculpe, eu sou uma inteligência artificial e não tenho a capacidade de ter horas. Estou disponível 24 horas por dia para responder a perguntas e fornecer informações.</text:p>
      <text:p text:style-name="P22"><draw:frame draw:style-name="fr1" draw:name="Image13" text:anchor-type="as-char" svg:width="2cm" svg:height="1cm" draw:z-index="12"><draw:image xlink:href="Pictures/1000004E0000000000000000DB8080F90BBAFF57.svg" xlink:type="simple" xlink:show="embed" xlink:actuate="onLoad" draw:mime-type="image/svg+xml"/></draw:frame><draw:frame draw:style-name="fr1" draw:name="Image14" text:anchor-type="as-char" svg:width="2cm" svg:height="1cm" draw:z-index="13"><draw:image xlink:href="https://chat.openai.com/_next/image?url=https%3A%2F%2Flh3.googleusercontent.com%2Fa%2FAEdFTp4wKnjUyRlmcxNT-iDYKM96EmMCydsNEGV081HN%3Ds96-c&amp;w=64&amp;q=75" xlink:type="simple" xlink:show="embed" xlink:actuate="onLoad"/><svg:title>Alexandre Meslin</svg:title></draw:frame></text:p>
      <text:p text:style-name="P16">você sabe que horas são?</text:p>
      <text:p text:style-name="P17">Eu sou uma inteligência artificial treinada pela OpenAI e não tenho a capacidade de acessar informações em tempo real, como horas atuais. No entanto, você pode usar a data e hora do seu dispositivo ou consultar um relógio online para obter informações precisas sobre as horas atuais.</text:p>
      <text:p text:style-name="P22"><text:soft-page-break/><draw:frame draw:style-name="fr1" draw:name="Image15" text:anchor-type="as-char" svg:width="2cm" svg:height="1cm" draw:z-index="14"><draw:image xlink:href="Pictures/1000004E0000000000000000DB8080F90BBAFF57.svg" xlink:type="simple" xlink:show="embed" xlink:actuate="onLoad" draw:mime-type="image/svg+xml"/></draw:frame><draw:frame draw:style-name="fr1" draw:name="Image16" text:anchor-type="as-char" svg:width="2cm" svg:height="1cm" draw:z-index="15"><draw:image xlink:href="https://chat.openai.com/_next/image?url=https%3A%2F%2Flh3.googleusercontent.com%2Fa%2FAEdFTp4wKnjUyRlmcxNT-iDYKM96EmMCydsNEGV081HN%3Ds96-c&amp;w=64&amp;q=75" xlink:type="simple" xlink:show="embed" xlink:actuate="onLoad"/><svg:title>Alexandre Meslin</svg:title></draw:frame></text:p>
      <text:p text:style-name="P16">how to add the same event listener to a bunch of buttons in java for android?</text:p>
      <text:p text:style-name="P21"><text:span text:style-name="T2">To add the same event listener to multiple buttons in Java for Android, you can use a loop to iterate over the buttons and set the listener on each button. Here's an example that sets the same </text:span><text:span text:style-name="Source_20_Text"><text:span text:style-name="T2">OnClickListener</text:span></text:span><text:span text:style-name="T2"> for multiple </text:span><text:span text:style-name="Source_20_Text"><text:span text:style-name="T2">Button</text:span></text:span><text:span text:style-name="T2"> objects:</text:span></text:p>
      <text:p text:style-name="P2">scssCopy code</text:p>
      <text:p text:style-name="P7"><text:span text:style-name="Source_20_Text"><text:span text:style-name="T2">List&lt;Button&gt; buttons = new ArrayList&lt;&gt;();</text:span></text:span></text:p>
      <text:p text:style-name="P7"><text:span text:style-name="Source_20_Text"><text:span text:style-name="T2">buttons.add((Button) findViewById(R.id.button1));</text:span></text:span></text:p>
      <text:p text:style-name="P7"><text:span text:style-name="Source_20_Text"><text:span text:style-name="T2">buttons.add((Button) findViewById(R.id.button2));</text:span></text:span></text:p>
      <text:p text:style-name="P7"><text:span text:style-name="Source_20_Text"><text:span text:style-name="T2">buttons.add((Button) findViewById(R.id.button3));</text:span></text:span></text:p>
      <text:p text:style-name="P7"/>
      <text:p text:style-name="P7"><text:span text:style-name="Source_20_Text"><text:span text:style-name="T2">for (Button button : buttons) {</text:span></text:span></text:p>
      <text:p text:style-name="P7"><text:span text:style-name="Source_20_Text"><text:span text:style-name="T2"><text:s text:c="4"/>button.setOnClickListener(new View.OnClickListener() {</text:span></text:span></text:p>
      <text:p text:style-name="P7"><text:span text:style-name="Source_20_Text"><text:span text:style-name="T2"><text:s text:c="8"/>@Override</text:span></text:span></text:p>
      <text:p text:style-name="P7"><text:span text:style-name="Source_20_Text"><text:span text:style-name="T2"><text:s text:c="8"/>public void onClick(View view) {</text:span></text:span></text:p>
      <text:p text:style-name="P7"><text:span text:style-name="Source_20_Text"><text:span text:style-name="T2"><text:s text:c="12"/>// Add your event code here</text:span></text:span></text:p>
      <text:p text:style-name="P7"><text:span text:style-name="Source_20_Text"><text:span text:style-name="T2"><text:s text:c="8"/>}</text:span></text:span></text:p>
      <text:p text:style-name="P7"><text:span text:style-name="Source_20_Text"><text:span text:style-name="T2"><text:s text:c="4"/>});</text:span></text:span></text:p>
      <text:p text:style-name="P6"><text:span text:style-name="Source_20_Text"><text:span text:style-name="T2">}</text:span></text:span></text:p>
      <text:p text:style-name="P17">If you want to use an anonymous inner class, you need to make sure that each instance of the inner class has its own copy of any variables you want to access. If you access variables from the outer class directly, you can get unexpected behavior, because all instances of the anonymous inner class will access the same variable. To avoid this issue, you can use final variables from the outer class.</text:p>
      <text:p text:style-name="P22"><draw:frame draw:style-name="fr1" draw:name="Image17" text:anchor-type="as-char" svg:width="2cm" svg:height="1cm" draw:z-index="16"><draw:image xlink:href="Pictures/1000004E0000000000000000DB8080F90BBAFF57.svg" xlink:type="simple" xlink:show="embed" xlink:actuate="onLoad" draw:mime-type="image/svg+xml"/></draw:frame><draw:frame draw:style-name="fr1" draw:name="Image18" text:anchor-type="as-char" svg:width="2cm" svg:height="1cm" draw:z-index="17"><draw:image xlink:href="https://chat.openai.com/_next/image?url=https%3A%2F%2Flh3.googleusercontent.com%2Fa%2FAEdFTp4wKnjUyRlmcxNT-iDYKM96EmMCydsNEGV081HN%3Ds96-c&amp;w=64&amp;q=75" xlink:type="simple" xlink:show="embed" xlink:actuate="onLoad"/><svg:title>Alexandre Meslin</svg:title></draw:frame></text:p>
      <text:p text:style-name="P16">how to rotate an imagem in a java ImageButton for android</text:p>
      <text:p text:style-name="P21"><text:span text:style-name="T2">You can rotate an image in a Java </text:span><text:span text:style-name="Source_20_Text"><text:span text:style-name="T2">ImageButton</text:span></text:span><text:span text:style-name="T2"> for Android using the </text:span><text:span text:style-name="Source_20_Text"><text:span text:style-name="T2">setRotation</text:span></text:span><text:span text:style-name="T2"> method of the </text:span><text:span text:style-name="Source_20_Text"><text:span text:style-name="T2">ImageButton</text:span></text:span><text:span text:style-name="T2"> object. Here's an example:</text:span></text:p>
      <text:p text:style-name="P2">scssCopy code</text:p>
      <text:p text:style-name="P7"><text:span text:style-name="Source_20_Text"><text:span text:style-name="T2">ImageButton imageButton = findViewById(R.id.image_button);</text:span></text:span></text:p>
      <text:p text:style-name="P7"/>
      <text:p text:style-name="P7"><text:span text:style-name="Source_20_Text"><text:span text:style-name="T2">// Rotate the image by 90 degrees</text:span></text:span></text:p>
      <text:p text:style-name="P6"><text:span text:style-name="Source_20_Text"><text:span text:style-name="T2">imageButton.setRotation(90f);</text:span></text:span></text:p>
      <text:p text:style-name="P17">Note that the rotation angle is specified in degrees, not radians. You can set the rotation to any angle you want, not just multiples of 90 degrees. The image will be rotated around its center point.</text:p>
      <text:p text:style-name="P21"><text:span text:style-name="T2">You can also animate the rotation by using the </text:span><text:span text:style-name="Source_20_Text"><text:span text:style-name="T2">Animation</text:span></text:span><text:span text:style-name="T2"> class, such as the </text:span><text:span text:style-name="Source_20_Text"><text:span text:style-name="T2">RotateAnimation</text:span></text:span><text:span text:style-name="T2"> class. Here's an example that animates the rotation of an </text:span><text:span text:style-name="Source_20_Text"><text:span text:style-name="T2">ImageButton</text:span></text:span><text:span text:style-name="T2"> over a duration of 2 seconds:</text:span></text:p>
      <text:p text:style-name="P2"><text:soft-page-break/>scssCopy code</text:p>
      <text:p text:style-name="P7"><text:span text:style-name="Source_20_Text"><text:span text:style-name="T2">ImageButton imageButton = findViewById(R.id.image_button);</text:span></text:span></text:p>
      <text:p text:style-name="P7"/>
      <text:p text:style-name="P7"><text:span text:style-name="Source_20_Text"><text:span text:style-name="T2">RotateAnimation rotate = new RotateAnimation(0, 360, Animation.RELATIVE_TO_SELF, 0.5f, Animation.RELATIVE_TO_SELF, 0.5f);</text:span></text:span></text:p>
      <text:p text:style-name="P7"><text:span text:style-name="Source_20_Text"><text:span text:style-name="T2">rotate.setDuration(2000);</text:span></text:span></text:p>
      <text:p text:style-name="P7"><text:span text:style-name="Source_20_Text"><text:span text:style-name="T2">rotate.setInterpolator(new LinearInterpolator());</text:span></text:span></text:p>
      <text:p text:style-name="P6"><text:span text:style-name="Source_20_Text"><text:span text:style-name="T2">imageButton.startAnimation(rotate);</text:span></text:span></text:p>
      <text:p text:style-name="P22"><draw:frame draw:style-name="fr1" draw:name="Image19" text:anchor-type="as-char" svg:width="2cm" svg:height="1cm" draw:z-index="18"><draw:image xlink:href="Pictures/1000004E0000000000000000DB8080F90BBAFF57.svg" xlink:type="simple" xlink:show="embed" xlink:actuate="onLoad" draw:mime-type="image/svg+xml"/></draw:frame><draw:frame draw:style-name="fr1" draw:name="Image20" text:anchor-type="as-char" svg:width="2cm" svg:height="1cm" draw:z-index="19"><draw:image xlink:href="https://chat.openai.com/_next/image?url=https%3A%2F%2Flh3.googleusercontent.com%2Fa%2FAEdFTp4wKnjUyRlmcxNT-iDYKM96EmMCydsNEGV081HN%3Ds96-c&amp;w=64&amp;q=75" xlink:type="simple" xlink:show="embed" xlink:actuate="onLoad"/><svg:title>Alexandre Meslin</svg:title></draw:frame></text:p>
      <text:p text:style-name="P16">using xml layout?</text:p>
      <text:p text:style-name="P21"><text:span text:style-name="T2">To rotate an image in an </text:span><text:span text:style-name="Source_20_Text"><text:span text:style-name="T2">ImageButton</text:span></text:span><text:span text:style-name="T2"> using XML layout, you can use the </text:span><text:span text:style-name="Source_20_Text"><text:span text:style-name="T2">android:rotation</text:span></text:span><text:span text:style-name="T2"> attribute in the XML file. Here's an example:</text:span></text:p>
      <text:p text:style-name="P2">pythonCopy code</text:p>
      <text:p text:style-name="P7"><text:span text:style-name="Source_20_Text"><text:span text:style-name="T2">&lt;ImageButton</text:span></text:span></text:p>
      <text:p text:style-name="P7"><text:span text:style-name="Source_20_Text"><text:span text:style-name="T2"><text:s text:c="4"/>android:id="@+id/image_button"</text:span></text:span></text:p>
      <text:p text:style-name="P7"><text:span text:style-name="Source_20_Text"><text:span text:style-name="T2"><text:s text:c="4"/>android:layout_width="wrap_content"</text:span></text:span></text:p>
      <text:p text:style-name="P7"><text:span text:style-name="Source_20_Text"><text:span text:style-name="T2"><text:s text:c="4"/>android:layout_height="wrap_content"</text:span></text:span></text:p>
      <text:p text:style-name="P7"><text:span text:style-name="Source_20_Text"><text:span text:style-name="T2"><text:s text:c="4"/>android:src="@drawable/your_image"</text:span></text:span></text:p>
      <text:p text:style-name="P6"><text:span text:style-name="Source_20_Text"><text:span text:style-name="T2"><text:s text:c="4"/>android:rotation="90"/&gt;</text:span></text:span></text:p>
      <text:p text:style-name="P21"><text:span text:style-name="T2">The </text:span><text:span text:style-name="Source_20_Text"><text:span text:style-name="T2">android:rotation</text:span></text:span><text:span text:style-name="T2"> attribute is specified in degrees and rotates the image around its center point. You can set the rotation to any angle you want, not just multiples of 90 degrees.</text:span></text:p>
      <text:p text:style-name="P21"><text:span text:style-name="T2">Note that this method only sets the initial rotation of the </text:span><text:span text:style-name="Source_20_Text"><text:span text:style-name="T2">ImageButton</text:span></text:span><text:span text:style-name="T2">. If you want to dynamically change the rotation at runtime, you will need to use the </text:span><text:span text:style-name="Source_20_Text"><text:span text:style-name="T2">setRotation</text:span></text:span><text:span text:style-name="T2"> method in your Java code, as described in my previous answer.</text:span></text:p>
      <text:p text:style-name="P22"><draw:frame draw:style-name="fr1" draw:name="Image21" text:anchor-type="as-char" svg:width="2cm" svg:height="1cm" draw:z-index="20"><draw:image xlink:href="Pictures/1000004E0000000000000000DB8080F90BBAFF57.svg" xlink:type="simple" xlink:show="embed" xlink:actuate="onLoad" draw:mime-type="image/svg+xml"/></draw:frame><draw:frame draw:style-name="fr1" draw:name="Image22" text:anchor-type="as-char" svg:width="2cm" svg:height="1cm" draw:z-index="21"><draw:image xlink:href="https://chat.openai.com/_next/image?url=https%3A%2F%2Flh3.googleusercontent.com%2Fa%2FAEdFTp4wKnjUyRlmcxNT-iDYKM96EmMCydsNEGV081HN%3Ds96-c&amp;w=64&amp;q=75" xlink:type="simple" xlink:show="embed" xlink:actuate="onLoad"/><svg:title>Alexandre Meslin</svg:title></draw:frame></text:p>
      <text:p text:style-name="P16">how to get android button text in java from a View object?</text:p>
      <text:p text:style-name="P21"><text:span text:style-name="T2">To get the text of an Android </text:span><text:span text:style-name="Source_20_Text"><text:span text:style-name="T2">Button</text:span></text:span><text:span text:style-name="T2"> in Java from a </text:span><text:span text:style-name="Source_20_Text"><text:span text:style-name="T2">View</text:span></text:span><text:span text:style-name="T2"> object, you can use the </text:span><text:span text:style-name="Source_20_Text"><text:span text:style-name="T2">getText</text:span></text:span><text:span text:style-name="T2"> method of the </text:span><text:span text:style-name="Source_20_Text"><text:span text:style-name="T2">Button</text:span></text:span><text:span text:style-name="T2"> class. Here's an example:</text:span></text:p>
      <text:p text:style-name="P2">cssCopy code</text:p>
      <text:p text:style-name="P7"><text:span text:style-name="Source_20_Text"><text:span text:style-name="T2">View view = // your View object</text:span></text:span></text:p>
      <text:p text:style-name="P7"><text:span text:style-name="Source_20_Text"><text:span text:style-name="T2">Button button = (Button) view;</text:span></text:span></text:p>
      <text:p text:style-name="P6"><text:span text:style-name="Source_20_Text"><text:span text:style-name="T2">String text = button.getText().toString();</text:span></text:span></text:p>
      <text:p text:style-name="P21"><text:span text:style-name="T2">In this example, we first cast the </text:span><text:span text:style-name="Source_20_Text"><text:span text:style-name="T2">View</text:span></text:span><text:span text:style-name="T2"> object to a </text:span><text:span text:style-name="Source_20_Text"><text:span text:style-name="T2">Button</text:span></text:span><text:span text:style-name="T2"> object. Then, we use the </text:span><text:span text:style-name="Source_20_Text"><text:span text:style-name="T2">getText</text:span></text:span><text:span text:style-name="T2"> method to retrieve the text of the button, which is returned as a </text:span><text:span text:style-name="Source_20_Text"><text:span text:style-name="T2">CharSequence</text:span></text:span><text:span text:style-name="T2">. Finally, we convert the </text:span><text:span text:style-name="Source_20_Text"><text:span text:style-name="T2">CharSequence</text:span></text:span><text:span text:style-name="T2"> to a </text:span><text:span text:style-name="Source_20_Text"><text:span text:style-name="T2">String</text:span></text:span><text:span text:style-name="T2"> using the </text:span><text:span text:style-name="Source_20_Text"><text:span text:style-name="T2">toString</text:span></text:span><text:span text:style-name="T2"> method.</text:span></text:p>
      <text:p text:style-name="P21"><text:span text:style-name="T2">You can then use the </text:span><text:span text:style-name="Source_20_Text"><text:span text:style-name="T2">text</text:span></text:span><text:span text:style-name="T2"> variable to access the text of the button in your code.</text:span></text:p>
      <text:p text:style-name="P22"><text:soft-page-break/><draw:frame draw:style-name="fr1" draw:name="Image23" text:anchor-type="as-char" svg:width="2cm" svg:height="1cm" draw:z-index="22"><draw:image xlink:href="Pictures/1000004E0000000000000000DB8080F90BBAFF57.svg" xlink:type="simple" xlink:show="embed" xlink:actuate="onLoad" draw:mime-type="image/svg+xml"/></draw:frame><draw:frame draw:style-name="fr1" draw:name="Image24" text:anchor-type="as-char" svg:width="2cm" svg:height="1cm" draw:z-index="23"><draw:image xlink:href="https://chat.openai.com/_next/image?url=https%3A%2F%2Flh3.googleusercontent.com%2Fa%2FAEdFTp4wKnjUyRlmcxNT-iDYKM96EmMCydsNEGV081HN%3Ds96-c&amp;w=64&amp;q=75" xlink:type="simple" xlink:show="embed" xlink:actuate="onLoad"/><svg:title>Alexandre Meslin</svg:title></draw:frame></text:p>
      <text:p text:style-name="P16">how to create a 3d button for android using xml?</text:p>
      <text:p text:style-name="P21"><text:span text:style-name="T2">Creating a 3D button in Android using XML can be done by using the </text:span><text:span text:style-name="Source_20_Text"><text:span text:style-name="T2">elevation</text:span></text:span><text:span text:style-name="T2"> attribute. The </text:span><text:span text:style-name="Source_20_Text"><text:span text:style-name="T2">elevation</text:span></text:span><text:span text:style-name="T2"> attribute defines the depth of the view relative to its parent. Higher values of </text:span><text:span text:style-name="Source_20_Text"><text:span text:style-name="T2">elevation</text:span></text:span><text:span text:style-name="T2"> result in a view that appears to be raised off the surface. Here's an example of creating a 3D button using the </text:span><text:span text:style-name="Source_20_Text"><text:span text:style-name="T2">elevation</text:span></text:span><text:span text:style-name="T2"> attribute:</text:span></text:p>
      <text:p text:style-name="P2">pythonCopy code</text:p>
      <text:p text:style-name="P7"><text:span text:style-name="Source_20_Text"><text:span text:style-name="T2">&lt;Button</text:span></text:span></text:p>
      <text:p text:style-name="P7"><text:span text:style-name="Source_20_Text"><text:span text:style-name="T2"><text:s text:c="4"/>android:id="@+id/button"</text:span></text:span></text:p>
      <text:p text:style-name="P7"><text:span text:style-name="Source_20_Text"><text:span text:style-name="T2"><text:s text:c="4"/>android:layout_width="wrap_content"</text:span></text:span></text:p>
      <text:p text:style-name="P7"><text:span text:style-name="Source_20_Text"><text:span text:style-name="T2"><text:s text:c="4"/>android:layout_height="wrap_content"</text:span></text:span></text:p>
      <text:p text:style-name="P7"><text:span text:style-name="Source_20_Text"><text:span text:style-name="T2"><text:s text:c="4"/>android:text="Button"</text:span></text:span></text:p>
      <text:p text:style-name="P6"><text:span text:style-name="Source_20_Text"><text:span text:style-name="T2"><text:s text:c="4"/>android:elevation="8dp"/&gt;</text:span></text:span></text:p>
      <text:p text:style-name="P21"><text:span text:style-name="T2">In this example, the </text:span><text:span text:style-name="Source_20_Text"><text:span text:style-name="T2">elevation</text:span></text:span><text:span text:style-name="T2"> attribute is set to </text:span><text:span text:style-name="Source_20_Text"><text:span text:style-name="T2">8dp</text:span></text:span><text:span text:style-name="T2">, which results in a button that appears to be raised off the surface by 8 density-independent pixels. You can adjust the value of the </text:span><text:span text:style-name="Source_20_Text"><text:span text:style-name="T2">elevation</text:span></text:span><text:span text:style-name="T2"> attribute to control the depth of the button. Note that the </text:span><text:span text:style-name="Source_20_Text"><text:span text:style-name="T2">elevation</text:span></text:span><text:span text:style-name="T2"> attribute is only available in Android 5.0 (Lollipop) and higher, so you will need to check the device's API level before using it.</text:span></text:p>
      <text:p text:style-name="P22"><draw:frame draw:style-name="fr1" draw:name="Image25" text:anchor-type="as-char" svg:width="2cm" svg:height="1cm" draw:z-index="24"><draw:image xlink:href="Pictures/1000004E0000000000000000DB8080F90BBAFF57.svg" xlink:type="simple" xlink:show="embed" xlink:actuate="onLoad" draw:mime-type="image/svg+xml"/></draw:frame><draw:frame draw:style-name="fr1" draw:name="Image26" text:anchor-type="as-char" svg:width="2cm" svg:height="1cm" draw:z-index="25"><draw:image xlink:href="https://chat.openai.com/_next/image?url=https%3A%2F%2Flh3.googleusercontent.com%2Fa%2FAEdFTp4wKnjUyRlmcxNT-iDYKM96EmMCydsNEGV081HN%3Ds96-c&amp;w=64&amp;q=75" xlink:type="simple" xlink:show="embed" xlink:actuate="onLoad"/><svg:title>Alexandre Meslin</svg:title></draw:frame></text:p>
      <text:p text:style-name="P16">but elevation is only for API 21 or newer. How to do this using API 20?</text:p>
      <text:p text:style-name="P21"><text:span text:style-name="T2">You're correct that the </text:span><text:span text:style-name="Source_20_Text"><text:span text:style-name="T2">elevation</text:span></text:span><text:span text:style-name="T2"> attribute is only available in API level 21 (Lollipop) and higher. If you need to create a 3D button in Android using XML that works in API level 20 or lower, you can achieve a similar effect by using a combination of background color, border, and padding.</text:span></text:p>
      <text:p text:style-name="P17">Here's an example of how to create a 3D button using XML in API level 20 and lower:</text:p>
      <text:p text:style-name="P2">pythonCopy code</text:p>
      <text:p text:style-name="P7"><text:span text:style-name="Source_20_Text"><text:span text:style-name="T2">&lt;Button</text:span></text:span></text:p>
      <text:p text:style-name="P7"><text:span text:style-name="Source_20_Text"><text:span text:style-name="T2"><text:s text:c="4"/>android:id="@+id/button"</text:span></text:span></text:p>
      <text:p text:style-name="P7"><text:span text:style-name="Source_20_Text"><text:span text:style-name="T2"><text:s text:c="4"/>android:layout_width="wrap_content"</text:span></text:span></text:p>
      <text:p text:style-name="P7"><text:span text:style-name="Source_20_Text"><text:span text:style-name="T2"><text:s text:c="4"/>android:layout_height="wrap_content"</text:span></text:span></text:p>
      <text:p text:style-name="P7"><text:span text:style-name="Source_20_Text"><text:span text:style-name="T2"><text:s text:c="4"/>android:text="Button"</text:span></text:span></text:p>
      <text:p text:style-name="P6"><text:span text:style-name="Source_20_Text"><text:span text:style-name="T2"><text:s text:c="4"/>android:background="@drawable/button_background"/&gt;</text:span></text:span></text:p>
      <text:p text:style-name="P21"><text:span text:style-name="T2">Then, in the </text:span><text:span text:style-name="Source_20_Text"><text:span text:style-name="T2">res/drawable</text:span></text:span><text:span text:style-name="T2"> folder</text:span></text:p>
      <text:p text:style-name="P22"><draw:frame draw:style-name="fr1" draw:name="Image27" text:anchor-type="as-char" svg:width="2cm" svg:height="1cm" draw:z-index="26"><draw:image xlink:href="Pictures/1000004E0000000000000000DB8080F90BBAFF57.svg" xlink:type="simple" xlink:show="embed" xlink:actuate="onLoad" draw:mime-type="image/svg+xml"/></draw:frame><draw:frame draw:style-name="fr1" draw:name="Image28" text:anchor-type="as-char" svg:width="2cm" svg:height="1cm" draw:z-index="27"><draw:image xlink:href="https://chat.openai.com/_next/image?url=https%3A%2F%2Flh3.googleusercontent.com%2Fa%2FAEdFTp4wKnjUyRlmcxNT-iDYKM96EmMCydsNEGV081HN%3Ds96-c&amp;w=64&amp;q=75" xlink:type="simple" xlink:show="embed" xlink:actuate="onLoad"/><svg:title>Alexandre Meslin</svg:title></draw:frame></text:p>
      <text:p text:style-name="P16"><text:soft-page-break/>in your example of how to add space between 2 buttons, you use a View. But how to create a View that fills all space between the 2 buttons?</text:p>
      <text:p text:style-name="P21"><text:span text:style-name="T2">To create a </text:span><text:span text:style-name="Source_20_Text"><text:span text:style-name="T2">View</text:span></text:span><text:span text:style-name="T2"> that fills the space between two buttons, you can use a </text:span><text:span text:style-name="Source_20_Text"><text:span text:style-name="T2">View</text:span></text:span><text:span text:style-name="T2"> element with a </text:span><text:span text:style-name="Source_20_Text"><text:span text:style-name="T2">layout_weight</text:span></text:span><text:span text:style-name="T2"> attribute. The </text:span><text:span text:style-name="Source_20_Text"><text:span text:style-name="T2">layout_weight</text:span></text:span><text:span text:style-name="T2"> attribute specifies how much of the available space the </text:span><text:span text:style-name="Source_20_Text"><text:span text:style-name="T2">View</text:span></text:span><text:span text:style-name="T2"> should take up relative to other elements. By setting the </text:span><text:span text:style-name="Source_20_Text"><text:span text:style-name="T2">layout_weight</text:span></text:span><text:span text:style-name="T2"> of the </text:span><text:span text:style-name="Source_20_Text"><text:span text:style-name="T2">View</text:span></text:span><text:span text:style-name="T2"> to 1, it will fill all the remaining space between the two buttons. Here's an example:</text:span></text:p>
      <text:p text:style-name="P2">phpCopy code</text:p>
      <text:p text:style-name="P7"><text:span text:style-name="Source_20_Text"><text:span text:style-name="T2">&lt;LinearLayout</text:span></text:span></text:p>
      <text:p text:style-name="P7"><text:span text:style-name="Source_20_Text"><text:span text:style-name="T2"><text:s text:c="4"/>android:layout_width="match_parent"</text:span></text:span></text:p>
      <text:p text:style-name="P7"><text:span text:style-name="Source_20_Text"><text:span text:style-name="T2"><text:s text:c="4"/>android:layout_height="wrap_content"</text:span></text:span></text:p>
      <text:p text:style-name="P7"><text:span text:style-name="Source_20_Text"><text:span text:style-name="T2"><text:s text:c="4"/>android:orientation="horizontal"&gt;</text:span></text:span></text:p>
      <text:p text:style-name="P7"/>
      <text:p text:style-name="P7"><text:span text:style-name="Source_20_Text"><text:span text:style-name="T2"><text:s text:c="4"/>&lt;Button</text:span></text:span></text:p>
      <text:p text:style-name="P7"><text:span text:style-name="Source_20_Text"><text:span text:style-name="T2"><text:s text:c="8"/>android:id="@+id/button1"</text:span></text:span></text:p>
      <text:p text:style-name="P7"><text:span text:style-name="Source_20_Text"><text:span text:style-name="T2"><text:s text:c="8"/>android:layout_width="0dp"</text:span></text:span></text:p>
      <text:p text:style-name="P7"><text:span text:style-name="Source_20_Text"><text:span text:style-name="T2"><text:s text:c="8"/>android:layout_height="wrap_content"</text:span></text:span></text:p>
      <text:p text:style-name="P7"><text:span text:style-name="Source_20_Text"><text:span text:style-name="T2"><text:s text:c="8"/>android:layout_weight="1"</text:span></text:span></text:p>
      <text:p text:style-name="P7"><text:span text:style-name="Source_20_Text"><text:span text:style-name="T2"><text:s text:c="8"/>android:text="Button 1" /&gt;</text:span></text:span></text:p>
      <text:p text:style-name="P7"/>
      <text:p text:style-name="P7"><text:span text:style-name="Source_20_Text"><text:span text:style-name="T2"><text:s text:c="4"/>&lt;View</text:span></text:span></text:p>
      <text:p text:style-name="P7"><text:span text:style-name="Source_20_Text"><text:span text:style-name="T2"><text:s text:c="8"/>android:layout_width="1dp"</text:span></text:span></text:p>
      <text:p text:style-name="P7"><text:span text:style-name="Source_20_Text"><text:span text:style-name="T2"><text:s text:c="8"/>android:layout_height="match_parent"</text:span></text:span></text:p>
      <text:p text:style-name="P7"><text:span text:style-name="Source_20_Text"><text:span text:style-name="T2"><text:s text:c="8"/>android:background="#000000" /&gt;</text:span></text:span></text:p>
      <text:p text:style-name="P7"/>
      <text:p text:style-name="P7"><text:span text:style-name="Source_20_Text"><text:span text:style-name="T2"><text:s text:c="4"/>&lt;Button</text:span></text:span></text:p>
      <text:p text:style-name="P7"><text:span text:style-name="Source_20_Text"><text:span text:style-name="T2"><text:s text:c="8"/>android:id="@+id/button2"</text:span></text:span></text:p>
      <text:p text:style-name="P7"><text:span text:style-name="Source_20_Text"><text:span text:style-name="T2"><text:s text:c="8"/>android:layout_width="0dp"</text:span></text:span></text:p>
      <text:p text:style-name="P7"><text:span text:style-name="Source_20_Text"><text:span text:style-name="T2"><text:s text:c="8"/>android:layout_height="wrap_content"</text:span></text:span></text:p>
      <text:p text:style-name="P7"><text:span text:style-name="Source_20_Text"><text:span text:style-name="T2"><text:s text:c="8"/>android:layout_weight="1"</text:span></text:span></text:p>
      <text:p text:style-name="P7"><text:span text:style-name="Source_20_Text"><text:span text:style-name="T2"><text:s text:c="8"/>android:text="Button 2" /&gt;</text:span></text:span></text:p>
      <text:p text:style-name="P7"/>
      <text:p text:style-name="P6"><text:span text:style-name="Source_20_Text"><text:span text:style-name="T2">&lt;/LinearLayout&gt;</text:span></text:span></text:p>
      <text:p text:style-name="P21"><text:span text:style-name="T2">In this example, we have a </text:span><text:span text:style-name="Source_20_Text"><text:span text:style-name="T2">LinearLayout</text:span></text:span><text:span text:style-name="T2"> with a horizontal orientation containing two </text:span><text:span text:style-name="Source_20_Text"><text:span text:style-name="T2">Button</text:span></text:span><text:span text:style-name="T2"> elements and a </text:span><text:span text:style-name="Source_20_Text"><text:span text:style-name="T2">View</text:span></text:span><text:span text:style-name="T2"> element. The </text:span><text:span text:style-name="Source_20_Text"><text:span text:style-name="T2">layout_width</text:span></text:span><text:span text:style-name="T2"> of the </text:span><text:span text:style-name="Source_20_Text"><text:span text:style-name="T2">View</text:span></text:span><text:span text:style-name="T2"> element is set to </text:span><text:span text:style-name="Source_20_Text"><text:span text:style-name="T2">1dp</text:span></text:span><text:span text:style-name="T2"> to create a thin divider between the two buttons. The </text:span><text:span text:style-name="Source_20_Text"><text:span text:style-name="T2">layout_weight</text:span></text:span><text:span text:style-name="T2"> of the </text:span><text:span text:style-name="Source_20_Text"><text:span text:style-name="T2">View</text:span></text:span><text:span text:style-name="T2"> element is set to </text:span><text:span text:style-name="Source_20_Text"><text:span text:style-name="T2">1</text:span></text:span><text:span text:style-name="T2"> so that it takes up all the remaining space between the two buttons.</text:span></text:p>
      <text:p text:style-name="P22"><draw:frame draw:style-name="fr1" draw:name="Image29" text:anchor-type="as-char" svg:width="2cm" svg:height="1cm" draw:z-index="28"><draw:image xlink:href="Pictures/1000004E0000000000000000DB8080F90BBAFF57.svg" xlink:type="simple" xlink:show="embed" xlink:actuate="onLoad" draw:mime-type="image/svg+xml"/></draw:frame><draw:frame draw:style-name="fr1" draw:name="Image30" text:anchor-type="as-char" svg:width="2cm" svg:height="1cm" draw:z-index="29"><draw:image xlink:href="https://chat.openai.com/_next/image?url=https%3A%2F%2Flh3.googleusercontent.com%2Fa%2FAEdFTp4wKnjUyRlmcxNT-iDYKM96EmMCydsNEGV081HN%3Ds96-c&amp;w=64&amp;q=75" xlink:type="simple" xlink:show="embed" xlink:actuate="onLoad"/><svg:title>Alexandre Meslin</svg:title></draw:frame></text:p>
      <text:p text:style-name="P16">how to create a arrow up button?</text:p>
      <text:p text:style-name="P17">To create an arrow up button in Android, you can use a drawable resource that defines the shape and appearance of the button. Here's an example of creating an arrow up button using a drawable resource:</text:p>
      <text:list xml:id="list417377307" text:style-name="L1">
        <text:list-item>
          <text:p text:style-name="P23"><text:soft-page-break/><text:span text:style-name="T2">Create a new XML file in your app's </text:span><text:span text:style-name="Source_20_Text"><text:span text:style-name="T2">res/drawable</text:span></text:span><text:span text:style-name="T2"> directory (e.g. </text:span><text:span text:style-name="Source_20_Text"><text:span text:style-name="T2">ic_arrow_up.xml</text:span></text:span><text:span text:style-name="T2">).</text:span></text:p>
        </text:list-item>
        <text:list-item>
          <text:p text:style-name="P18">Add the following code to the XML file:</text:p>
          <text:p text:style-name="P3">xmlCopy code</text:p>
          <text:p text:style-name="P9"><text:span text:style-name="Source_20_Text"><text:span text:style-name="T2">&lt;?xml version="1.0" encoding="utf-8"?&gt;</text:span></text:span></text:p>
          <text:p text:style-name="P9"><text:span text:style-name="Source_20_Text"><text:span text:style-name="T2">&lt;shape xmlns:android="http://schemas.android.com/apk/res/android"</text:span></text:span></text:p>
          <text:p text:style-name="P9"><text:span text:style-name="Source_20_Text"><text:span text:style-name="T2"><text:s text:c="4"/>android:shape="rectangle"&gt;</text:span></text:span></text:p>
          <text:p text:style-name="P9"><text:span text:style-name="Source_20_Text"><text:span text:style-name="T2"><text:s text:c="4"/>&lt;size</text:span></text:span></text:p>
          <text:p text:style-name="P9"><text:span text:style-name="Source_20_Text"><text:span text:style-name="T2"><text:s text:c="8"/>android:width="24dp"</text:span></text:span></text:p>
          <text:p text:style-name="P9"><text:span text:style-name="Source_20_Text"><text:span text:style-name="T2"><text:s text:c="8"/>android:height="24dp" /&gt;</text:span></text:span></text:p>
          <text:p text:style-name="P9"><text:span text:style-name="Source_20_Text"><text:span text:style-name="T2"><text:s text:c="4"/>&lt;solid android:color="#000000" /&gt;</text:span></text:span></text:p>
          <text:p text:style-name="P9"><text:span text:style-name="Source_20_Text"><text:span text:style-name="T2"><text:s text:c="4"/>&lt;rotate</text:span></text:span></text:p>
          <text:p text:style-name="P9"><text:span text:style-name="Source_20_Text"><text:span text:style-name="T2"><text:s text:c="8"/>android:fromDegrees="45"</text:span></text:span></text:p>
          <text:p text:style-name="P9"><text:span text:style-name="Source_20_Text"><text:span text:style-name="T2"><text:s text:c="8"/>android:pivotX="50%"</text:span></text:span></text:p>
          <text:p text:style-name="P9"><text:span text:style-name="Source_20_Text"><text:span text:style-name="T2"><text:s text:c="8"/>android:pivotY="50%"&gt;</text:span></text:span></text:p>
          <text:p text:style-name="P9"><text:span text:style-name="Source_20_Text"><text:span text:style-name="T2"><text:s text:c="8"/>&lt;shape android:shape="triangle"&gt;</text:span></text:span></text:p>
          <text:p text:style-name="P9"><text:span text:style-name="Source_20_Text"><text:span text:style-name="T2"><text:s text:c="12"/>&lt;size</text:span></text:span></text:p>
          <text:p text:style-name="P9"><text:span text:style-name="Source_20_Text"><text:span text:style-name="T2"><text:s text:c="16"/>android:width="12dp"</text:span></text:span></text:p>
          <text:p text:style-name="P9"><text:span text:style-name="Source_20_Text"><text:span text:style-name="T2"><text:s text:c="16"/>android:height="12dp" /&gt;</text:span></text:span></text:p>
          <text:p text:style-name="P9"><text:span text:style-name="Source_20_Text"><text:span text:style-name="T2"><text:s text:c="12"/>&lt;solid android:color="#FFFFFF" /&gt;</text:span></text:span></text:p>
          <text:p text:style-name="P9"><text:span text:style-name="Source_20_Text"><text:span text:style-name="T2"><text:s text:c="8"/>&lt;/shape&gt;</text:span></text:span></text:p>
          <text:p text:style-name="P9"><text:span text:style-name="Source_20_Text"><text:span text:style-name="T2"><text:s text:c="4"/>&lt;/rotate&gt;</text:span></text:span></text:p>
          <text:p text:style-name="P8"><text:span text:style-name="Source_20_Text"><text:span text:style-name="T2">&lt;/shape&gt;</text:span></text:span></text:p>
          <text:p text:style-name="P18">This code creates a rectangle shape with a black background and an arrow up shape in white color. The arrow is created using a triangle shape rotated by 45 degrees.</text:p>
        </text:list-item>
        <text:list-item>
          <text:p text:style-name="P23"><text:span text:style-name="T2">In your layout XML file, add an </text:span><text:span text:style-name="Source_20_Text"><text:span text:style-name="T2">ImageButton</text:span></text:span><text:span text:style-name="T2"> and set its </text:span><text:span text:style-name="Source_20_Text"><text:span text:style-name="T2">src</text:span></text:span><text:span text:style-name="T2"> attribute to the drawable resource you just created:</text:span></text:p>
          <text:p text:style-name="P3">pythonCopy code</text:p>
          <text:p text:style-name="P9"><text:span text:style-name="Source_20_Text"><text:span text:style-name="T2">&lt;ImageButton</text:span></text:span></text:p>
          <text:p text:style-name="P9"><text:span text:style-name="Source_20_Text"><text:span text:style-name="T2"><text:s text:c="4"/>android:id="@+id/button_up"</text:span></text:span></text:p>
          <text:p text:style-name="P9"><text:span text:style-name="Source_20_Text"><text:span text:style-name="T2"><text:s text:c="4"/>android:layout_width="48dp"</text:span></text:span></text:p>
          <text:p text:style-name="P9"><text:span text:style-name="Source_20_Text"><text:span text:style-name="T2"><text:s text:c="4"/>android:layout_height="48dp"</text:span></text:span></text:p>
          <text:p text:style-name="P8"><text:span text:style-name="Source_20_Text"><text:span text:style-name="T2"><text:s text:c="4"/>android:src="@drawable/ic_arrow_up" /&gt;</text:span></text:span></text:p>
          <text:p text:style-name="P23"><text:span text:style-name="T2">In this example, we're using an </text:span><text:span text:style-name="Source_20_Text"><text:span text:style-name="T2">ImageButton</text:span></text:span><text:span text:style-name="T2"> with a width and height of 48dp and setting its </text:span><text:span text:style-name="Source_20_Text"><text:span text:style-name="T2">src</text:span></text:span><text:span text:style-name="T2"> attribute to the </text:span><text:span text:style-name="Source_20_Text"><text:span text:style-name="T2">ic_arrow_up</text:span></text:span><text:span text:style-name="T2"> drawable resource we just created.</text:span></text:p>
        </text:list-item>
      </text:list>
      <text:p text:style-name="P17">That's it! You should now have an arrow up button in your Android app.</text:p>
      <text:p text:style-name="P22"><draw:frame draw:style-name="fr1" draw:name="Image31" text:anchor-type="as-char" svg:width="2cm" svg:height="1cm" draw:z-index="30"><draw:image xlink:href="Pictures/1000004E0000000000000000DB8080F90BBAFF57.svg" xlink:type="simple" xlink:show="embed" xlink:actuate="onLoad" draw:mime-type="image/svg+xml"/></draw:frame><draw:frame draw:style-name="fr1" draw:name="Image32" text:anchor-type="as-char" svg:width="2cm" svg:height="1cm" draw:z-index="31"><draw:image xlink:href="https://chat.openai.com/_next/image?url=https%3A%2F%2Flh3.googleusercontent.com%2Fa%2FAEdFTp4wKnjUyRlmcxNT-iDYKM96EmMCydsNEGV081HN%3Ds96-c&amp;w=64&amp;q=75" xlink:type="simple" xlink:show="embed" xlink:actuate="onLoad"/><svg:title>Alexandre Meslin</svg:title></draw:frame></text:p>
      <text:p text:style-name="P16">I got this error when I try to implement your suggestion: error: 'triangle' is incompatible with attribute shape (attr) enum</text:p>
      <text:p text:style-name="P21"><text:soft-page-break/><text:span text:style-name="T2">I apologize for the confusion. The </text:span><text:span text:style-name="Source_20_Text"><text:span text:style-name="T2">triangle</text:span></text:span><text:span text:style-name="T2"> shape is not a valid option for the </text:span><text:span text:style-name="Source_20_Text"><text:span text:style-name="T2">android:shape</text:span></text:span><text:span text:style-name="T2"> attribute. To create an arrow up button, you can modify the previous example by using a </text:span><text:span text:style-name="Source_20_Text"><text:span text:style-name="T2">path</text:span></text:span><text:span text:style-name="T2"> shape instead of a </text:span><text:span text:style-name="Source_20_Text"><text:span text:style-name="T2">triangle</text:span></text:span><text:span text:style-name="T2"> shape. Here's how you can do it:</text:span></text:p>
      <text:list xml:id="list3231888974" text:style-name="L2">
        <text:list-item>
          <text:p text:style-name="P24"><text:span text:style-name="T2">Create a new XML file in your app's </text:span><text:span text:style-name="Source_20_Text"><text:span text:style-name="T2">res/drawable</text:span></text:span><text:span text:style-name="T2"> directory (e.g. </text:span><text:span text:style-name="Source_20_Text"><text:span text:style-name="T2">ic_arrow_up.xml</text:span></text:span><text:span text:style-name="T2">).</text:span></text:p>
        </text:list-item>
        <text:list-item>
          <text:p text:style-name="P19">Add the following code to the XML file:</text:p>
          <text:p text:style-name="P4">xmlCopy code</text:p>
          <text:p text:style-name="P11"><text:span text:style-name="Source_20_Text"><text:span text:style-name="T2">&lt;?xml version="1.0" encoding="utf-8"?&gt;</text:span></text:span></text:p>
          <text:p text:style-name="P11"><text:span text:style-name="Source_20_Text"><text:span text:style-name="T2">&lt;shape xmlns:android="http://schemas.android.com/apk/res/android"</text:span></text:span></text:p>
          <text:p text:style-name="P11"><text:span text:style-name="Source_20_Text"><text:span text:style-name="T2"><text:s text:c="4"/>android:shape="rectangle"&gt;</text:span></text:span></text:p>
          <text:p text:style-name="P11"><text:span text:style-name="Source_20_Text"><text:span text:style-name="T2"><text:s text:c="4"/>&lt;size</text:span></text:span></text:p>
          <text:p text:style-name="P11"><text:span text:style-name="Source_20_Text"><text:span text:style-name="T2"><text:s text:c="8"/>android:width="24dp"</text:span></text:span></text:p>
          <text:p text:style-name="P11"><text:span text:style-name="Source_20_Text"><text:span text:style-name="T2"><text:s text:c="8"/>android:height="24dp" /&gt;</text:span></text:span></text:p>
          <text:p text:style-name="P11"><text:span text:style-name="Source_20_Text"><text:span text:style-name="T2"><text:s text:c="4"/>&lt;solid android:color="#000000" /&gt;</text:span></text:span></text:p>
          <text:p text:style-name="P11"><text:span text:style-name="Source_20_Text"><text:span text:style-name="T2"><text:s text:c="4"/>&lt;path</text:span></text:span></text:p>
          <text:p text:style-name="P11"><text:span text:style-name="Source_20_Text"><text:span text:style-name="T2"><text:s text:c="8"/>android:fillColor="#FFFFFF"</text:span></text:span></text:p>
          <text:p text:style-name="P11"><text:span text:style-name="Source_20_Text"><text:span text:style-name="T2"><text:s text:c="8"/>android:pathData="M12 6L6 12L8 12L8 18L16 18L16 12L18 12L12 6Z" /&gt;</text:span></text:span></text:p>
          <text:p text:style-name="P10"><text:span text:style-name="Source_20_Text"><text:span text:style-name="T2">&lt;/shape&gt;</text:span></text:span></text:p>
          <text:p text:style-name="P24"><text:span text:style-name="T2">This code creates a rectangle shape with a black background and an arrow up shape in white color. The arrow is created using a </text:span><text:span text:style-name="Source_20_Text"><text:span text:style-name="T2">path</text:span></text:span><text:span text:style-name="T2"> shape with the </text:span><text:span text:style-name="Source_20_Text"><text:span text:style-name="T2">pathData</text:span></text:span><text:span text:style-name="T2"> attribute specifying the path for the arrow.</text:span></text:p>
        </text:list-item>
        <text:list-item>
          <text:p text:style-name="P24"><text:span text:style-name="T2">In your layout XML file, add an </text:span><text:span text:style-name="Source_20_Text"><text:span text:style-name="T2">ImageButton</text:span></text:span><text:span text:style-name="T2"> and set its </text:span><text:span text:style-name="Source_20_Text"><text:span text:style-name="T2">src</text:span></text:span><text:span text:style-name="T2"> attribute to the drawable resource you just created:</text:span></text:p>
          <text:p text:style-name="P4">pythonCopy code</text:p>
          <text:p text:style-name="P11"><text:span text:style-name="Source_20_Text"><text:span text:style-name="T2">&lt;ImageButton</text:span></text:span></text:p>
          <text:p text:style-name="P11"><text:span text:style-name="Source_20_Text"><text:span text:style-name="T2"><text:s text:c="4"/>android:id="@+id/button_up"</text:span></text:span></text:p>
          <text:p text:style-name="P11"><text:span text:style-name="Source_20_Text"><text:span text:style-name="T2"><text:s text:c="4"/>android:layout_width="48dp"</text:span></text:span></text:p>
          <text:p text:style-name="P11"><text:span text:style-name="Source_20_Text"><text:span text:style-name="T2"><text:s text:c="4"/>android:layout_height="48dp"</text:span></text:span></text:p>
          <text:p text:style-name="P10"><text:span text:style-name="Source_20_Text"><text:span text:style-name="T2"><text:s text:c="4"/>android:src="@drawable/ic_arrow_up" /&gt;</text:span></text:span></text:p>
          <text:p text:style-name="P24"><text:span text:style-name="T2">In this example, we're using an </text:span><text:span text:style-name="Source_20_Text"><text:span text:style-name="T2">ImageButton</text:span></text:span><text:span text:style-name="T2"> with a width and height of 48dp and setting its </text:span><text:span text:style-name="Source_20_Text"><text:span text:style-name="T2">src</text:span></text:span><text:span text:style-name="T2"> attribute to the </text:span><text:span text:style-name="Source_20_Text"><text:span text:style-name="T2">ic_arrow_up</text:span></text:span><text:span text:style-name="T2"> drawable resource we just created.</text:span></text:p>
        </text:list-item>
      </text:list>
      <text:p text:style-name="P17">That's it! You should now have an arrow up button in your Android app.</text:p>
      <text:p text:style-name="P22"><draw:frame draw:style-name="fr1" draw:name="Image33" text:anchor-type="as-char" svg:width="2cm" svg:height="1cm" draw:z-index="32"><draw:image xlink:href="Pictures/1000004E0000000000000000DB8080F90BBAFF57.svg" xlink:type="simple" xlink:show="embed" xlink:actuate="onLoad" draw:mime-type="image/svg+xml"/></draw:frame><draw:frame draw:style-name="fr1" draw:name="Image34" text:anchor-type="as-char" svg:width="2cm" svg:height="1cm" draw:z-index="33"><draw:image xlink:href="https://chat.openai.com/_next/image?url=https%3A%2F%2Flh3.googleusercontent.com%2Fa%2FAEdFTp4wKnjUyRlmcxNT-iDYKM96EmMCydsNEGV081HN%3Ds96-c&amp;w=64&amp;q=75" xlink:type="simple" xlink:show="embed" xlink:actuate="onLoad"/><svg:title>Alexandre Meslin</svg:title></draw:frame></text:p>
      <text:p text:style-name="P16">it drew a black square, not a up arrow</text:p>
      <text:p text:style-name="P21"><text:span text:style-name="T2">I apologize for the mistake. The issue might be because the </text:span><text:span text:style-name="Source_20_Text"><text:span text:style-name="T2">pathData</text:span></text:span><text:span text:style-name="T2"> attribute is case-sensitive and the letter 'Z' should be in lowercase. Here is the corrected XML code to create an arrow up:</text:span></text:p>
      <text:p text:style-name="P2"><text:soft-page-break/>xmlCopy code</text:p>
      <text:p text:style-name="P7"><text:span text:style-name="Source_20_Text"><text:span text:style-name="T2">&lt;?xml version="1.0" encoding="utf-8"?&gt;</text:span></text:span></text:p>
      <text:p text:style-name="P7"><text:span text:style-name="Source_20_Text"><text:span text:style-name="T2">&lt;shape xmlns:android="http://schemas.android.com/apk/res/android"</text:span></text:span></text:p>
      <text:p text:style-name="P7"><text:span text:style-name="Source_20_Text"><text:span text:style-name="T2"><text:s text:c="3"/>android:shape="rectangle"&gt;</text:span></text:span></text:p>
      <text:p text:style-name="P7"><text:span text:style-name="Source_20_Text"><text:span text:style-name="T2"><text:s text:c="3"/>&lt;size</text:span></text:span></text:p>
      <text:p text:style-name="P7"><text:span text:style-name="Source_20_Text"><text:span text:style-name="T2"><text:s text:c="7"/>android:width="24dp"</text:span></text:span></text:p>
      <text:p text:style-name="P7"><text:span text:style-name="Source_20_Text"><text:span text:style-name="T2"><text:s text:c="7"/>android:height="24dp" /&gt;</text:span></text:span></text:p>
      <text:p text:style-name="P7"><text:span text:style-name="Source_20_Text"><text:span text:style-name="T2"><text:s text:c="3"/>&lt;solid android:color="#000000" /&gt;</text:span></text:span></text:p>
      <text:p text:style-name="P7"><text:span text:style-name="Source_20_Text"><text:span text:style-name="T2"><text:s text:c="3"/>&lt;path</text:span></text:span></text:p>
      <text:p text:style-name="P7"><text:span text:style-name="Source_20_Text"><text:span text:style-name="T2"><text:s text:c="7"/>android:fillColor="#FFFFFF"</text:span></text:span></text:p>
      <text:p text:style-name="P7"><text:span text:style-name="Source_20_Text"><text:span text:style-name="T2"><text:s text:c="7"/>android:pathData="M12 6L6 12L8 12L8 18L16 18L16 12L18 12l-6 -6z" /&gt;</text:span></text:span></text:p>
      <text:p text:style-name="P6"><text:span text:style-name="Source_20_Text"><text:span text:style-name="T2">&lt;/shape&gt;</text:span></text:span></text:p>
      <text:p text:style-name="P21"><text:span text:style-name="T2">Please note the lowercase 'z' at the end of the </text:span><text:span text:style-name="Source_20_Text"><text:span text:style-name="T2">pathData</text:span></text:span><text:span text:style-name="T2"> attribute which indicates the end of the path.</text:span></text:p>
      <text:p text:style-name="P17">I hope this helps!</text:p>
      <text:p text:style-name="P22"><draw:frame draw:style-name="fr1" draw:name="Image35" text:anchor-type="as-char" svg:width="2cm" svg:height="1cm" draw:z-index="34"><draw:image xlink:href="Pictures/1000004E0000000000000000DB8080F90BBAFF57.svg" xlink:type="simple" xlink:show="embed" xlink:actuate="onLoad" draw:mime-type="image/svg+xml"/></draw:frame><draw:frame draw:style-name="fr1" draw:name="Image36" text:anchor-type="as-char" svg:width="2cm" svg:height="1cm" draw:z-index="35"><draw:image xlink:href="https://chat.openai.com/_next/image?url=https%3A%2F%2Flh3.googleusercontent.com%2Fa%2FAEdFTp4wKnjUyRlmcxNT-iDYKM96EmMCydsNEGV081HN%3Ds96-c&amp;w=64&amp;q=75" xlink:type="simple" xlink:show="embed" xlink:actuate="onLoad"/><svg:title>Alexandre Meslin</svg:title></draw:frame></text:p>
      <text:p text:style-name="P16">how to use a Google Material Icons as a image for a imagebutton?</text:p>
      <text:p text:style-name="P21"><text:span text:style-name="T2">You can use Google Material Icons as the image source for an </text:span><text:span text:style-name="Source_20_Text"><text:span text:style-name="T2">ImageButton</text:span></text:span><text:span text:style-name="T2"> by downloading the icon font and referencing it in your layout XML.</text:span></text:p>
      <text:p text:style-name="P21"><text:span text:style-name="T2">Here's an example of how to use the </text:span><text:span text:style-name="Source_20_Text"><text:span text:style-name="T2">search</text:span></text:span><text:span text:style-name="T2"> icon from Google Material Icons:</text:span></text:p>
      <text:list xml:id="list1793446257" text:style-name="L3">
        <text:list-item>
          <text:p text:style-name="P25"><text:span text:style-name="T2">Download the Google Material Icons font from the official website (</text:span><text:a xlink:type="simple" xlink:href="https://fonts.google.com/icons" office:target-frame-name="_new" xlink:show="replace" text:style-name="Internet_20_link" text:visited-style-name="Visited_20_Internet_20_Link"><text:span text:style-name="T2">https://fonts.google.com/icons</text:span></text:a><text:span text:style-name="T2">).</text:span></text:p>
        </text:list-item>
        <text:list-item>
          <text:p text:style-name="P25"><text:span text:style-name="T2">Add the font file to your app's </text:span><text:span text:style-name="Source_20_Text"><text:span text:style-name="T2">assets</text:span></text:span><text:span text:style-name="T2"> directory.</text:span></text:p>
        </text:list-item>
        <text:list-item>
          <text:p text:style-name="P25"><text:span text:style-name="T2">In your layout XML file, add an </text:span><text:span text:style-name="Source_20_Text"><text:span text:style-name="T2">ImageButton</text:span></text:span><text:span text:style-name="T2"> and set its </text:span><text:span text:style-name="Source_20_Text"><text:span text:style-name="T2">src</text:span></text:span><text:span text:style-name="T2"> attribute to the icon font and the name of the icon:</text:span></text:p>
          <text:p text:style-name="P5">perlCopy code</text:p>
          <text:p text:style-name="P13"><text:span text:style-name="Source_20_Text"><text:span text:style-name="T2">&lt;ImageButton</text:span></text:span></text:p>
          <text:p text:style-name="P13"><text:span text:style-name="Source_20_Text"><text:span text:style-name="T2"><text:s text:c="4"/>android:id="@+id/button_search"</text:span></text:span></text:p>
          <text:p text:style-name="P13"><text:span text:style-name="Source_20_Text"><text:span text:style-name="T2"><text:s text:c="4"/>android:layout_width="48dp"</text:span></text:span></text:p>
          <text:p text:style-name="P13"><text:span text:style-name="Source_20_Text"><text:span text:style-name="T2"><text:s text:c="4"/>android:layout_height="48dp"</text:span></text:span></text:p>
          <text:p text:style-name="P13"><text:span text:style-name="Source_20_Text"><text:span text:style-name="T2"><text:s text:c="4"/>android:src="@font/material_icon_font"</text:span></text:span></text:p>
          <text:p text:style-name="P12"><text:span text:style-name="Source_20_Text"><text:span text:style-name="T2"><text:s text:c="4"/>app:icon="@string/icon_search" /&gt;</text:span></text:span></text:p>
          <text:p text:style-name="P25"><text:span text:style-name="T2">In this example, we're using an </text:span><text:span text:style-name="Source_20_Text"><text:span text:style-name="T2">ImageButton</text:span></text:span><text:span text:style-name="T2"> with a width and height of 48dp and setting its </text:span><text:span text:style-name="Source_20_Text"><text:span text:style-name="T2">src</text:span></text:span><text:span text:style-name="T2"> attribute to the </text:span><text:span text:style-name="Source_20_Text"><text:span text:style-name="T2">material_icon_font</text:span></text:span><text:span text:style-name="T2"> font file that we added to the assets directory. We're also using the </text:span><text:span text:style-name="Source_20_Text"><text:span text:style-name="T2">app:icon</text:span></text:span><text:span text:style-name="T2"> attribute to set the name of the icon we want to use.</text:span></text:p>
        </text:list-item>
        <text:list-item>
          <text:p text:style-name="P20">Create a string resource that contains the name of the icon you want to use:</text:p>
          <text:p text:style-name="P5"><text:soft-page-break/>phpCopy code</text:p>
          <text:p text:style-name="P12"><text:span text:style-name="Source_20_Text"><text:span text:style-name="T2">&lt;string name="icon_search"&gt;&amp;#xf84a;&lt;/string&gt;</text:span></text:span></text:p>
          <text:p text:style-name="P25"><text:span text:style-name="T2">In this example, we're using the </text:span><text:span text:style-name="Source_20_Text"><text:span text:style-name="T2">search</text:span></text:span><text:span text:style-name="T2"> icon, which has a Unicode value of </text:span><text:span text:style-name="Source_20_Text"><text:span text:style-name="T2">f84a</text:span></text:span><text:span text:style-name="T2">. We're wrapping this value in the string resource and using it in the </text:span><text:span text:style-name="Source_20_Text"><text:span text:style-name="T2">app:icon</text:span></text:span><text:span text:style-name="T2"> attribute of the </text:span><text:span text:style-name="Source_20_Text"><text:span text:style-name="T2">ImageButton</text:span></text:span><text:span text:style-name="T2">.</text:span></text:p>
        </text:list-item>
      </text:list>
      <text:p text:style-name="P21"><text:span text:style-name="T2">That's it! You should now have an </text:span><text:span text:style-name="Source_20_Text"><text:span text:style-name="T2">ImageButton</text:span></text:span><text:span text:style-name="T2"> with the Google Material Icons </text:span><text:span text:style-name="Source_20_Text"><text:span text:style-name="T2">search</text:span></text:span><text:span text:style-name="T2"> icon as its image source. You can find the Unicode values for other icons on the Google Material Icons website, and you can use them in the same way as shown in this example.</text:span></text:p>
      <text:p text:style-name="P22"><draw:frame draw:style-name="fr1" draw:name="Image37" text:anchor-type="as-char" svg:width="2cm" svg:height="1cm" draw:z-index="36"><draw:image xlink:href="Pictures/1000004E0000000000000000DB8080F90BBAFF57.svg" xlink:type="simple" xlink:show="embed" xlink:actuate="onLoad" draw:mime-type="image/svg+xml"/></draw:frame><draw:frame draw:style-name="fr1" draw:name="Image38" text:anchor-type="as-char" svg:width="2cm" svg:height="1cm" draw:z-index="37"><draw:image xlink:href="https://chat.openai.com/_next/image?url=https%3A%2F%2Flh3.googleusercontent.com%2Fa%2FAEdFTp4wKnjUyRlmcxNT-iDYKM96EmMCydsNEGV081HN%3Ds96-c&amp;w=64&amp;q=75" xlink:type="simple" xlink:show="embed" xlink:actuate="onLoad"/><svg:title>Alexandre Meslin</svg:title></draw:frame></text:p>
      <text:p text:style-name="P16">how to implement an HTTP client on Android</text:p>
      <text:p text:style-name="P21"><text:span text:style-name="T2">To implement an HTTP client on Android, you can use the built-in </text:span><text:span text:style-name="Source_20_Text"><text:span text:style-name="T2">HttpClient</text:span></text:span><text:span text:style-name="T2"> and </text:span><text:span text:style-name="Source_20_Text"><text:span text:style-name="T2">HttpURLConnection</text:span></text:span><text:span text:style-name="T2"> classes, or a third-party library like OkHttp or Volley.</text:span></text:p>
      <text:p text:style-name="P21"><text:span text:style-name="T2">Here's an example of how to use </text:span><text:span text:style-name="Source_20_Text"><text:span text:style-name="T2">HttpURLConnection</text:span></text:span><text:span text:style-name="T2"> to make a GET request:</text:span></text:p>
      <text:p text:style-name="P2">javaCopy code</text:p>
      <text:p text:style-name="P7"><text:span text:style-name="Source_20_Text"><text:span text:style-name="T2">public static String makeHttpGetRequest(URL url) throws IOException {</text:span></text:span></text:p>
      <text:p text:style-name="P7"><text:span text:style-name="Source_20_Text"><text:span text:style-name="T2"><text:s text:c="4"/>HttpURLConnection urlConnection = (HttpURLConnection) url.openConnection();</text:span></text:span></text:p>
      <text:p text:style-name="P7"><text:span text:style-name="Source_20_Text"><text:span text:style-name="T2"><text:s text:c="4"/>try {</text:span></text:span></text:p>
      <text:p text:style-name="P7"><text:span text:style-name="Source_20_Text"><text:span text:style-name="T2"><text:s text:c="8"/>InputStream in = new BufferedInputStream(urlConnection.getInputStream());</text:span></text:span></text:p>
      <text:p text:style-name="P7"><text:span text:style-name="Source_20_Text"><text:span text:style-name="T2"><text:s text:c="8"/>BufferedReader reader = new BufferedReader(new InputStreamReader(in));</text:span></text:span></text:p>
      <text:p text:style-name="P7"/>
      <text:p text:style-name="P7"><text:span text:style-name="Source_20_Text"><text:span text:style-name="T2"><text:s text:c="8"/>StringBuilder result = new StringBuilder();</text:span></text:span></text:p>
      <text:p text:style-name="P7"><text:span text:style-name="Source_20_Text"><text:span text:style-name="T2"><text:s text:c="8"/>String line;</text:span></text:span></text:p>
      <text:p text:style-name="P7"><text:span text:style-name="Source_20_Text"><text:span text:style-name="T2"><text:s text:c="8"/>while ((line = reader.readLine()) != null) {</text:span></text:span></text:p>
      <text:p text:style-name="P7"><text:span text:style-name="Source_20_Text"><text:span text:style-name="T2"><text:s text:c="12"/>result.append(line);</text:span></text:span></text:p>
      <text:p text:style-name="P7"><text:span text:style-name="Source_20_Text"><text:span text:style-name="T2"><text:s text:c="8"/>}</text:span></text:span></text:p>
      <text:p text:style-name="P7"/>
      <text:p text:style-name="P7"><text:span text:style-name="Source_20_Text"><text:span text:style-name="T2"><text:s text:c="8"/>return result.toString();</text:span></text:span></text:p>
      <text:p text:style-name="P7"><text:span text:style-name="Source_20_Text"><text:span text:style-name="T2"><text:s text:c="4"/>} finally {</text:span></text:span></text:p>
      <text:p text:style-name="P7"><text:span text:style-name="Source_20_Text"><text:span text:style-name="T2"><text:s text:c="8"/>urlConnection.disconnect();</text:span></text:span></text:p>
      <text:p text:style-name="P7"><text:span text:style-name="Source_20_Text"><text:span text:style-name="T2"><text:s text:c="4"/>}</text:span></text:span></text:p>
      <text:p text:style-name="P6"><text:span text:style-name="Source_20_Text"><text:span text:style-name="T2">}</text:span></text:span></text:p>
      <text:p text:style-name="P21"><text:span text:style-name="T2">In this example, we're creating an </text:span><text:span text:style-name="Source_20_Text"><text:span text:style-name="T2">HttpURLConnection</text:span></text:span><text:span text:style-name="T2"> object to make a GET request to the specified </text:span><text:span text:style-name="Source_20_Text"><text:span text:style-name="T2">URL</text:span></text:span><text:span text:style-name="T2">. We're then getting the input stream from the connection, reading the data using a </text:span><text:span text:style-name="Source_20_Text"><text:span text:style-name="T2">BufferedReader</text:span></text:span><text:span text:style-name="T2">, and returning the result as a string.</text:span></text:p>
      <text:p text:style-name="P17">To use this method, you would call it from an asynchronous task or background thread to avoid blocking the UI thread.</text:p>
      <text:p text:style-name="P21"><text:soft-page-break/><text:span text:style-name="T2">Note that starting from Android 9.0 (API level 28), you need to use HTTPS by default and need to add the </text:span><text:span text:style-name="Source_20_Text"><text:span text:style-name="T2">usesCleartextTraffic</text:span></text:span><text:span text:style-name="T2"> attribute in the app's </text:span><text:span text:style-name="Source_20_Text"><text:span text:style-name="T2">AndroidManifest.xml</text:span></text:span><text:span text:style-name="T2"> file to allow connections over HTTP. For example:</text:span></text:p>
      <text:p text:style-name="P2">xmlCopy code</text:p>
      <text:p text:style-name="P7"><text:span text:style-name="Source_20_Text"><text:span text:style-name="T2">&lt;application</text:span></text:span></text:p>
      <text:p text:style-name="P7"><text:span text:style-name="Source_20_Text"><text:span text:style-name="T2"><text:s text:c="4"/>...</text:span></text:span></text:p>
      <text:p text:style-name="P7"><text:span text:style-name="Source_20_Text"><text:span text:style-name="T2"><text:s text:c="4"/>android:usesCleartextTraffic="true"&gt;</text:span></text:span></text:p>
      <text:p text:style-name="P7"><text:span text:style-name="Source_20_Text"><text:span text:style-name="T2"><text:s text:c="4"/>...</text:span></text:span></text:p>
      <text:p text:style-name="P6"><text:span text:style-name="Source_20_Text"><text:span text:style-name="T2">&lt;/application&gt;</text:span></text:span></text:p>
      <text:p text:style-name="P17">I hope this helps!</text:p>
      <text:p text:style-name="P22"><draw:frame draw:style-name="fr1" draw:name="Image39" text:anchor-type="as-char" svg:width="2cm" svg:height="1cm" draw:z-index="38"><draw:image xlink:href="Pictures/1000004E0000000000000000DB8080F90BBAFF57.svg" xlink:type="simple" xlink:show="embed" xlink:actuate="onLoad" draw:mime-type="image/svg+xml"/></draw:frame><draw:frame draw:style-name="fr1" draw:name="Image40" text:anchor-type="as-char" svg:width="2cm" svg:height="1cm" draw:z-index="39"><draw:image xlink:href="https://chat.openai.com/_next/image?url=https%3A%2F%2Flh3.googleusercontent.com%2Fa%2FAEdFTp4wKnjUyRlmcxNT-iDYKM96EmMCydsNEGV081HN%3Ds96-c&amp;w=64&amp;q=75" xlink:type="simple" xlink:show="embed" xlink:actuate="onLoad"/><svg:title>Alexandre Meslin</svg:title></draw:frame></text:p>
      <text:p text:style-name="P16">how to configure themes in android?</text:p>
      <text:p text:style-name="P17">In Android, a theme is a set of predefined styles that define the look and feel of an application's UI components, such as text color, background color, font family, and more.</text:p>
      <text:p text:style-name="P21"><text:span text:style-name="T2">To configure themes in Android, you can create or modify an existing theme in the </text:span><text:span text:style-name="Source_20_Text"><text:span text:style-name="T2">styles.xml</text:span></text:span><text:span text:style-name="T2"> file, which is located in the </text:span><text:span text:style-name="Source_20_Text"><text:span text:style-name="T2">res/values</text:span></text:span><text:span text:style-name="T2"> directory of your app.</text:span></text:p>
      <text:p text:style-name="P17">Here's an example of how to create a new theme:</text:p>
      <text:p text:style-name="P2">xmlCopy code</text:p>
      <text:p text:style-name="P7"><text:span text:style-name="Source_20_Text"><text:span text:style-name="T2">&lt;style name="MyAppTheme" parent="Theme.AppCompat.Light"&gt;</text:span></text:span></text:p>
      <text:p text:style-name="P7"><text:span text:style-name="Source_20_Text"><text:span text:style-name="T2"><text:s text:c="4"/>&lt;!-- Customize the color of the action bar --&gt;</text:span></text:span></text:p>
      <text:p text:style-name="P7"><text:span text:style-name="Source_20_Text"><text:span text:style-name="T2"><text:s text:c="4"/>&lt;item name="colorPrimary"&gt;#3F51B5&lt;/item&gt;</text:span></text:span></text:p>
      <text:p text:style-name="P7"><text:span text:style-name="Source_20_Text"><text:span text:style-name="T2"><text:s text:c="4"/>&lt;item name="colorPrimaryDark"&gt;#303F9F&lt;/item&gt;</text:span></text:span></text:p>
      <text:p text:style-name="P7"><text:span text:style-name="Source_20_Text"><text:span text:style-name="T2"><text:s text:c="4"/>&lt;item name="colorAccent"&gt;#FF4081&lt;/item&gt;</text:span></text:span></text:p>
      <text:p text:style-name="P7"/>
      <text:p text:style-name="P7"><text:span text:style-name="Source_20_Text"><text:span text:style-name="T2"><text:s text:c="4"/>&lt;!-- Customize the font family for the entire app --&gt;</text:span></text:span></text:p>
      <text:p text:style-name="P7"><text:span text:style-name="Source_20_Text"><text:span text:style-name="T2"><text:s text:c="4"/>&lt;item name="android:fontFamily"&gt;@font/my_font_family&lt;/item&gt;</text:span></text:span></text:p>
      <text:p text:style-name="P7"/>
      <text:p text:style-name="P7"><text:span text:style-name="Source_20_Text"><text:span text:style-name="T2"><text:s text:c="4"/>&lt;!-- Customize the text color for different components --&gt;</text:span></text:span></text:p>
      <text:p text:style-name="P7"><text:span text:style-name="Source_20_Text"><text:span text:style-name="T2"><text:s text:c="4"/>&lt;item name="android:textColorPrimary"&gt;@color/my_text_color&lt;/item&gt;</text:span></text:span></text:p>
      <text:p text:style-name="P7"><text:span text:style-name="Source_20_Text"><text:span text:style-name="T2"><text:s text:c="4"/>&lt;item name="android:textColorSecondary"&gt;@color/my_secondary_text_color&lt;/item&gt;</text:span></text:span></text:p>
      <text:p text:style-name="P7"/>
      <text:p text:style-name="P7"><text:span text:style-name="Source_20_Text"><text:span text:style-name="T2"><text:s text:c="4"/>&lt;!-- Customize the background color for different components --&gt;</text:span></text:span></text:p>
      <text:p text:style-name="P7"><text:span text:style-name="Source_20_Text"><text:span text:style-name="T2"><text:s text:c="4"/>&lt;item name="android:windowBackground"&gt;@color/my_window_background&lt;/item&gt;</text:span></text:span></text:p>
      <text:p text:style-name="P7"><text:span text:style-name="Source_20_Text"><text:span text:style-name="T2"><text:s text:c="4"/>&lt;item name="android:colorBackground"&gt;@color/my_color_background&lt;/item&gt;</text:span></text:span></text:p>
      <text:p text:style-name="P6"><text:span text:style-name="Source_20_Text"><text:span text:style-name="T2">&lt;/style&gt;</text:span></text:span></text:p>
      <text:p text:style-name="P21"><text:span text:style-name="T2">In this example, we're creating a new theme called </text:span><text:span text:style-name="Source_20_Text"><text:span text:style-name="T2">MyAppTheme</text:span></text:span><text:span text:style-name="T2"> that inherits from the </text:span><text:span text:style-name="Source_20_Text"><text:span text:style-name="T2">Theme.AppCompat.Light</text:span></text:span><text:span text:style-name="T2"> parent theme. We're then customizing various properties of the theme, such as the action bar color, font family, text color, and background color.</text:span></text:p>
      <text:p text:style-name="P21"><text:soft-page-break/><text:span text:style-name="T2">To apply this theme to your entire app, you can set the </text:span><text:span text:style-name="Source_20_Text"><text:span text:style-name="T2">android:theme</text:span></text:span><text:span text:style-name="T2"> attribute in your app's </text:span><text:span text:style-name="Source_20_Text"><text:span text:style-name="T2">AndroidManifest.xml</text:span></text:span><text:span text:style-name="T2"> file:</text:span></text:p>
      <text:p text:style-name="P2">xmlCopy code</text:p>
      <text:p text:style-name="P7"><text:span text:style-name="Source_20_Text"><text:span text:style-name="T2">&lt;application</text:span></text:span></text:p>
      <text:p text:style-name="P7"><text:span text:style-name="Source_20_Text"><text:span text:style-name="T2"><text:s text:c="4"/>...</text:span></text:span></text:p>
      <text:p text:style-name="P7"><text:span text:style-name="Source_20_Text"><text:span text:style-name="T2"><text:s text:c="4"/>android:theme="@style/MyAppTheme"&gt;</text:span></text:span></text:p>
      <text:p text:style-name="P7"><text:span text:style-name="Source_20_Text"><text:span text:style-name="T2"><text:s text:c="4"/>...</text:span></text:span></text:p>
      <text:p text:style-name="P6"><text:span text:style-name="Source_20_Text"><text:span text:style-name="T2">&lt;/application&gt;</text:span></text:span></text:p>
      <text:p text:style-name="P21"><text:span text:style-name="T2">You can also apply this theme to specific activities or views by setting the </text:span><text:span text:style-name="Source_20_Text"><text:span text:style-name="T2">android:theme</text:span></text:span><text:span text:style-name="T2"> attribute in the corresponding layout XML file.</text:span></text:p>
      <text:p text:style-name="P17">I hope this helps!</text:p>
      <text:p text:style-name="P22"><draw:frame draw:style-name="fr1" draw:name="Image41" text:anchor-type="as-char" svg:width="2cm" svg:height="1cm" draw:z-index="40"><draw:image xlink:href="Pictures/1000004E0000000000000000DB8080F90BBAFF57.svg" xlink:type="simple" xlink:show="embed" xlink:actuate="onLoad" draw:mime-type="image/svg+xml"/></draw:frame><draw:frame draw:style-name="fr1" draw:name="Image42" text:anchor-type="as-char" svg:width="2cm" svg:height="1cm" draw:z-index="41"><draw:image xlink:href="https://chat.openai.com/_next/image?url=https%3A%2F%2Flh3.googleusercontent.com%2Fa%2FAEdFTp4wKnjUyRlmcxNT-iDYKM96EmMCydsNEGV081HN%3Ds96-c&amp;w=64&amp;q=75" xlink:type="simple" xlink:show="embed" xlink:actuate="onLoad"/><svg:title>Alexandre Meslin</svg:title></draw:frame></text:p>
      <text:p text:style-name="P16">how to override the background color of a button that was configured in a theme?</text:p>
      <text:p text:style-name="P17">To override the background color of a button that was configured in a theme, you can create a new style that inherits from the original theme and then customize the button's background color in the new style.</text:p>
      <text:p text:style-name="P17">Here's an example:</text:p>
      <text:p text:style-name="P21"><text:span text:style-name="T2">First, define a new style in your </text:span><text:span text:style-name="Source_20_Text"><text:span text:style-name="T2">styles.xml</text:span></text:span><text:span text:style-name="T2"> file that inherits from your app's theme:</text:span></text:p>
      <text:p text:style-name="P2">xmlCopy code</text:p>
      <text:p text:style-name="P7"><text:span text:style-name="Source_20_Text"><text:span text:style-name="T2">&lt;style name="MyButtonStyle" parent="MyAppTheme"&gt;</text:span></text:span></text:p>
      <text:p text:style-name="P7"><text:span text:style-name="Source_20_Text"><text:span text:style-name="T2"><text:s text:c="4"/>&lt;item name="android:background"&gt;@drawable/my_button_background&lt;/item&gt;</text:span></text:span></text:p>
      <text:p text:style-name="P6"><text:span text:style-name="Source_20_Text"><text:span text:style-name="T2">&lt;/style&gt;</text:span></text:span></text:p>
      <text:p text:style-name="P21"><text:span text:style-name="T2">In this example, we're defining a new style called </text:span><text:span text:style-name="Source_20_Text"><text:span text:style-name="T2">MyButtonStyle</text:span></text:span><text:span text:style-name="T2"> that inherits from the </text:span><text:span text:style-name="Source_20_Text"><text:span text:style-name="T2">MyAppTheme</text:span></text:span><text:span text:style-name="T2"> style. We're then customizing the button's background color by setting the </text:span><text:span text:style-name="Source_20_Text"><text:span text:style-name="T2">android:background</text:span></text:span><text:span text:style-name="T2"> attribute to a drawable called </text:span><text:span text:style-name="Source_20_Text"><text:span text:style-name="T2">my_button_background</text:span></text:span><text:span text:style-name="T2">.</text:span></text:p>
      <text:p text:style-name="P21"><text:span text:style-name="T2">Next, create the </text:span><text:span text:style-name="Source_20_Text"><text:span text:style-name="T2">my_button_background.xml</text:span></text:span><text:span text:style-name="T2"> drawable file in your </text:span><text:span text:style-name="Source_20_Text"><text:span text:style-name="T2">res/drawable</text:span></text:span><text:span text:style-name="T2"> directory with the following contents:</text:span></text:p>
      <text:p text:style-name="P2">xmlCopy code</text:p>
      <text:p text:style-name="P7"><text:span text:style-name="Source_20_Text"><text:span text:style-name="T2">&lt;shape xmlns:android="http://schemas.android.com/apk/res/android"</text:span></text:span></text:p>
      <text:p text:style-name="P7"><text:span text:style-name="Source_20_Text"><text:span text:style-name="T2"><text:s text:c="4"/>android:shape="rectangle"&gt;</text:span></text:span></text:p>
      <text:p text:style-name="P7"><text:span text:style-name="Source_20_Text"><text:span text:style-name="T2"><text:s text:c="4"/>&lt;solid android:color="@color/my_button_background_color" /&gt;</text:span></text:span></text:p>
      <text:p text:style-name="P6"><text:span text:style-name="Source_20_Text"><text:span text:style-name="T2">&lt;/shape&gt;</text:span></text:span></text:p>
      <text:p text:style-name="P21"><text:span text:style-name="T2">In this example, we're defining a shape that is a rectangle with a solid background color set to </text:span><text:span text:style-name="Source_20_Text"><text:span text:style-name="T2">my_button_background_color</text:span></text:span><text:span text:style-name="T2">.</text:span></text:p>
      <text:p text:style-name="P21"><text:span text:style-name="T2">Finally, apply the </text:span><text:span text:style-name="Source_20_Text"><text:span text:style-name="T2">MyButtonStyle</text:span></text:span><text:span text:style-name="T2"> to your button in your layout XML file:</text:span></text:p>
      <text:p text:style-name="P2"><text:soft-page-break/>xmlCopy code</text:p>
      <text:p text:style-name="P7"><text:span text:style-name="Source_20_Text"><text:span text:style-name="T2">&lt;Button</text:span></text:span></text:p>
      <text:p text:style-name="P7"><text:span text:style-name="Source_20_Text"><text:span text:style-name="T2"><text:s text:c="4"/>android:id="@+id/my_button"</text:span></text:span></text:p>
      <text:p text:style-name="P7"><text:span text:style-name="Source_20_Text"><text:span text:style-name="T2"><text:s text:c="4"/>android:text="My Button"</text:span></text:span></text:p>
      <text:p text:style-name="P6"><text:span text:style-name="Source_20_Text"><text:span text:style-name="T2"><text:s text:c="4"/>style="@style/MyButtonStyle" /&gt;</text:span></text:span></text:p>
      <text:p text:style-name="P21"><text:span text:style-name="T2">By doing this, the button's background color will be overridden with the color specified in </text:span><text:span text:style-name="Source_20_Text"><text:span text:style-name="T2">my_button_background_color</text:span></text:span><text:span text:style-name="T2">, regardless of the color set in the </text:span><text:span text:style-name="Source_20_Text"><text:span text:style-name="T2">MyAppTheme</text:span></text:span><text:span text:style-name="T2"> style.</text:span></text:p>
      <text:p text:style-name="P17">I hope this helps!</text:p>
      <text:p text:style-name="P22"><draw:frame draw:style-name="fr1" draw:name="Image43" text:anchor-type="as-char" svg:width="2cm" svg:height="1cm" draw:z-index="42"><draw:image xlink:href="Pictures/1000004E0000000000000000DB8080F90BBAFF57.svg" xlink:type="simple" xlink:show="embed" xlink:actuate="onLoad" draw:mime-type="image/svg+xml"/></draw:frame><draw:frame draw:style-name="fr1" draw:name="Image44" text:anchor-type="as-char" svg:width="2cm" svg:height="1cm" draw:z-index="43"><draw:image xlink:href="https://chat.openai.com/_next/image?url=https%3A%2F%2Flh3.googleusercontent.com%2Fa%2FAEdFTp4wKnjUyRlmcxNT-iDYKM96EmMCydsNEGV081HN%3Ds96-c&amp;w=64&amp;q=75" xlink:type="simple" xlink:show="embed" xlink:actuate="onLoad"/><svg:title>Alexandre Meslin</svg:title></draw:frame></text:p>
      <text:p text:style-name="P16">how to add an action to a button using xml?</text:p>
      <text:p text:style-name="P21"><text:span text:style-name="T2">To add an action to a button using XML, you can use the </text:span><text:span text:style-name="Source_20_Text"><text:span text:style-name="T2">android:onClick</text:span></text:span><text:span text:style-name="T2"> attribute. Here's an example:</text:span></text:p>
      <text:p text:style-name="P2">xmlCopy code</text:p>
      <text:p text:style-name="P7"><text:span text:style-name="Source_20_Text"><text:span text:style-name="T2">&lt;Button</text:span></text:span></text:p>
      <text:p text:style-name="P7"><text:span text:style-name="Source_20_Text"><text:span text:style-name="T2"><text:s text:c="4"/>android:id="@+id/my_button"</text:span></text:span></text:p>
      <text:p text:style-name="P7"><text:span text:style-name="Source_20_Text"><text:span text:style-name="T2"><text:s text:c="4"/>android:text="Click me"</text:span></text:span></text:p>
      <text:p text:style-name="P6"><text:span text:style-name="Source_20_Text"><text:span text:style-name="T2"><text:s text:c="4"/>android:onClick="myButtonClickHandler" /&gt;</text:span></text:span></text:p>
      <text:p text:style-name="P21"><text:span text:style-name="T2">In this example, we've added the </text:span><text:span text:style-name="Source_20_Text"><text:span text:style-name="T2">android:onClick</text:span></text:span><text:span text:style-name="T2"> attribute to the </text:span><text:span text:style-name="Source_20_Text"><text:span text:style-name="T2">Button</text:span></text:span><text:span text:style-name="T2"> element, and set its value to </text:span><text:span text:style-name="Source_20_Text"><text:span text:style-name="T2">myButtonClickHandler</text:span></text:span><text:span text:style-name="T2">. This means that when the button is clicked, the </text:span><text:span text:style-name="Source_20_Text"><text:span text:style-name="T2">myButtonClickHandler()</text:span></text:span><text:span text:style-name="T2"> method in the corresponding activity will be called.</text:span></text:p>
      <text:p text:style-name="P21"><text:span text:style-name="T2">In the activity, you'll need to define the </text:span><text:span text:style-name="Source_20_Text"><text:span text:style-name="T2">myButtonClickHandler()</text:span></text:span><text:span text:style-name="T2"> method like this:</text:span></text:p>
      <text:p text:style-name="P2">javaCopy code</text:p>
      <text:p text:style-name="P7"><text:span text:style-name="Source_20_Text"><text:span text:style-name="T2">public void myButtonClickHandler(View view) {</text:span></text:span></text:p>
      <text:p text:style-name="P7"><text:span text:style-name="Source_20_Text"><text:span text:style-name="T2"><text:s text:c="4"/>// Do something in response to button click</text:span></text:span></text:p>
      <text:p text:style-name="P6"><text:span text:style-name="Source_20_Text"><text:span text:style-name="T2">}</text:span></text:span></text:p>
      <text:p text:style-name="P21"><text:span text:style-name="T2">The method takes a single parameter of type </text:span><text:span text:style-name="Source_20_Text"><text:span text:style-name="T2">View</text:span></text:span><text:span text:style-name="T2">, which is the button that was clicked. You can use this parameter to access the button and perform any necessary actions in response to the click.</text:span></text:p>
      <text:p text:style-name="P21"><text:span text:style-name="T2">Note that the method name (</text:span><text:span text:style-name="Source_20_Text"><text:span text:style-name="T2">myButtonClickHandler</text:span></text:span><text:span text:style-name="T2"> in this example) must match the value of the </text:span><text:span text:style-name="Source_20_Text"><text:span text:style-name="T2">android:onClick</text:span></text:span><text:span text:style-name="T2"> attribute in the XML, and must be defined in the activity that contains the button.</text:span></text:p>
      <text:p text:style-name="P17">I hope this helps!</text:p>
      <text:p text:style-name="P22"><draw:frame draw:style-name="fr1" draw:name="Image45" text:anchor-type="as-char" svg:width="2cm" svg:height="1cm" draw:z-index="44"><draw:image xlink:href="Pictures/1000004E0000000000000000DB8080F90BBAFF57.svg" xlink:type="simple" xlink:show="embed" xlink:actuate="onLoad" draw:mime-type="image/svg+xml"/></draw:frame><draw:frame draw:style-name="fr1" draw:name="Image46" text:anchor-type="as-char" svg:width="2cm" svg:height="1cm" draw:z-index="45"><draw:image xlink:href="https://chat.openai.com/_next/image?url=https%3A%2F%2Flh3.googleusercontent.com%2Fa%2FAEdFTp4wKnjUyRlmcxNT-iDYKM96EmMCydsNEGV081HN%3Ds96-c&amp;w=64&amp;q=75" xlink:type="simple" xlink:show="embed" xlink:actuate="onLoad"/><svg:title>Alexandre Meslin</svg:title></draw:frame></text:p>
      <text:p text:style-name="P16">how to create 5 buttons in a row with the same size regardless their content?</text:p>
      <text:p text:style-name="P21"><text:soft-page-break/><text:span text:style-name="T2">You can create 5 buttons in a row with the same size by using a </text:span><text:span text:style-name="Source_20_Text"><text:span text:style-name="T2">LinearLayout</text:span></text:span><text:span text:style-name="T2"> with a </text:span><text:span text:style-name="Source_20_Text"><text:span text:style-name="T2">weightSum</text:span></text:span><text:span text:style-name="T2"> attribute, and setting each button's </text:span><text:span text:style-name="Source_20_Text"><text:span text:style-name="T2">layout_weight</text:span></text:span><text:span text:style-name="T2"> attribute to 1. This will give each button an equal share of the available space, regardless of their content. Here's an example:</text:span></text:p>
      <text:p text:style-name="P2">xmlCopy code</text:p>
      <text:p text:style-name="P7"><text:span text:style-name="Source_20_Text"><text:span text:style-name="T2">&lt;LinearLayout</text:span></text:span></text:p>
      <text:p text:style-name="P7"><text:span text:style-name="Source_20_Text"><text:span text:style-name="T2"><text:s text:c="4"/>android:layout_width="match_parent"</text:span></text:span></text:p>
      <text:p text:style-name="P7"><text:span text:style-name="Source_20_Text"><text:span text:style-name="T2"><text:s text:c="4"/>android:layout_height="wrap_content"</text:span></text:span></text:p>
      <text:p text:style-name="P7"><text:span text:style-name="Source_20_Text"><text:span text:style-name="T2"><text:s text:c="4"/>android:weightSum="5"&gt;</text:span></text:span></text:p>
      <text:p text:style-name="P7"/>
      <text:p text:style-name="P7"><text:span text:style-name="Source_20_Text"><text:span text:style-name="T2"><text:s text:c="4"/>&lt;Button</text:span></text:span></text:p>
      <text:p text:style-name="P7"><text:span text:style-name="Source_20_Text"><text:span text:style-name="T2"><text:s text:c="8"/>android:layout_width="0dp"</text:span></text:span></text:p>
      <text:p text:style-name="P7"><text:span text:style-name="Source_20_Text"><text:span text:style-name="T2"><text:s text:c="8"/>android:layout_height="wrap_content"</text:span></text:span></text:p>
      <text:p text:style-name="P7"><text:span text:style-name="Source_20_Text"><text:span text:style-name="T2"><text:s text:c="8"/>android:layout_weight="1"</text:span></text:span></text:p>
      <text:p text:style-name="P7"><text:span text:style-name="Source_20_Text"><text:span text:style-name="T2"><text:s text:c="8"/>android:text="Button 1" /&gt;</text:span></text:span></text:p>
      <text:p text:style-name="P7"/>
      <text:p text:style-name="P7"><text:span text:style-name="Source_20_Text"><text:span text:style-name="T2"><text:s text:c="4"/>&lt;Button</text:span></text:span></text:p>
      <text:p text:style-name="P7"><text:span text:style-name="Source_20_Text"><text:span text:style-name="T2"><text:s text:c="8"/>android:layout_width="0dp"</text:span></text:span></text:p>
      <text:p text:style-name="P7"><text:span text:style-name="Source_20_Text"><text:span text:style-name="T2"><text:s text:c="8"/>android:layout_height="wrap_content"</text:span></text:span></text:p>
      <text:p text:style-name="P7"><text:span text:style-name="Source_20_Text"><text:span text:style-name="T2"><text:s text:c="8"/>android:layout_weight="1"</text:span></text:span></text:p>
      <text:p text:style-name="P7"><text:span text:style-name="Source_20_Text"><text:span text:style-name="T2"><text:s text:c="8"/>android:text="Button 2" /&gt;</text:span></text:span></text:p>
      <text:p text:style-name="P7"/>
      <text:p text:style-name="P7"><text:span text:style-name="Source_20_Text"><text:span text:style-name="T2"><text:s text:c="4"/>&lt;Button</text:span></text:span></text:p>
      <text:p text:style-name="P7"><text:span text:style-name="Source_20_Text"><text:span text:style-name="T2"><text:s text:c="8"/>android:layout_width="0dp"</text:span></text:span></text:p>
      <text:p text:style-name="P7"><text:span text:style-name="Source_20_Text"><text:span text:style-name="T2"><text:s text:c="8"/>android:layout_height="wrap_content"</text:span></text:span></text:p>
      <text:p text:style-name="P7"><text:span text:style-name="Source_20_Text"><text:span text:style-name="T2"><text:s text:c="8"/>android:layout_weight="1"</text:span></text:span></text:p>
      <text:p text:style-name="P7"><text:span text:style-name="Source_20_Text"><text:span text:style-name="T2"><text:s text:c="8"/>android:text="Button 3" /&gt;</text:span></text:span></text:p>
      <text:p text:style-name="P7"/>
      <text:p text:style-name="P7"><text:span text:style-name="Source_20_Text"><text:span text:style-name="T2"><text:s text:c="4"/>&lt;Button</text:span></text:span></text:p>
      <text:p text:style-name="P7"><text:span text:style-name="Source_20_Text"><text:span text:style-name="T2"><text:s text:c="8"/>android:layout_width="0dp"</text:span></text:span></text:p>
      <text:p text:style-name="P7"><text:span text:style-name="Source_20_Text"><text:span text:style-name="T2"><text:s text:c="8"/>android:layout_height="wrap_content"</text:span></text:span></text:p>
      <text:p text:style-name="P7"><text:span text:style-name="Source_20_Text"><text:span text:style-name="T2"><text:s text:c="8"/>android:layout_weight="1"</text:span></text:span></text:p>
      <text:p text:style-name="P7"><text:span text:style-name="Source_20_Text"><text:span text:style-name="T2"><text:s text:c="8"/>android:text="Button 4" /&gt;</text:span></text:span></text:p>
      <text:p text:style-name="P7"/>
      <text:p text:style-name="P7"><text:span text:style-name="Source_20_Text"><text:span text:style-name="T2"><text:s text:c="4"/>&lt;Button</text:span></text:span></text:p>
      <text:p text:style-name="P7"><text:span text:style-name="Source_20_Text"><text:span text:style-name="T2"><text:s text:c="8"/>android:layout_width="0dp"</text:span></text:span></text:p>
      <text:p text:style-name="P7"><text:span text:style-name="Source_20_Text"><text:span text:style-name="T2"><text:s text:c="8"/>android:layout_height="wrap_content"</text:span></text:span></text:p>
      <text:p text:style-name="P7"><text:span text:style-name="Source_20_Text"><text:span text:style-name="T2"><text:s text:c="8"/>android:layout_weight="1"</text:span></text:span></text:p>
      <text:p text:style-name="P7"><text:span text:style-name="Source_20_Text"><text:span text:style-name="T2"><text:s text:c="8"/>android:text="Button 5" /&gt;</text:span></text:span></text:p>
      <text:p text:style-name="P7"/>
      <text:p text:style-name="P6"><text:span text:style-name="Source_20_Text"><text:span text:style-name="T2">&lt;/LinearLayout&gt;</text:span></text:span></text:p>
      <text:p text:style-name="P21"><text:span text:style-name="T2">In this example, we've created a horizontal </text:span><text:span text:style-name="Source_20_Text"><text:span text:style-name="T2">LinearLayout</text:span></text:span><text:span text:style-name="T2"> with a </text:span><text:span text:style-name="Source_20_Text"><text:span text:style-name="T2">weightSum</text:span></text:span><text:span text:style-name="T2"> attribute of 5. This means that the total weight of all child views in the layout is 5. We've then added 5 </text:span><text:span text:style-name="Source_20_Text"><text:span text:style-name="T2">Button</text:span></text:span><text:span text:style-name="T2"> elements, each with a </text:span><text:span text:style-name="Source_20_Text"><text:span text:style-name="T2">layout_weight</text:span></text:span><text:span text:style-name="T2"> attribute of 1. This tells the </text:span><text:span text:style-name="Source_20_Text"><text:span text:style-name="T2">LinearLayout</text:span></text:span><text:span text:style-name="T2"> to divide the available space equally among the buttons.</text:span></text:p>
      <text:p text:style-name="P21"><text:soft-page-break/><text:span text:style-name="T2">Note that we've set the </text:span><text:span text:style-name="Source_20_Text"><text:span text:style-name="T2">layout_width</text:span></text:span><text:span text:style-name="T2"> attribute of each button to 0dp. This is because the width of each button will be determined by the </text:span><text:span text:style-name="Source_20_Text"><text:span text:style-name="T2">layout_weight</text:span></text:span><text:span text:style-name="T2"> attribute and the total weight of all child views.</text:span></text:p>
      <text:p text:style-name="P17">I hope this helps!</text:p>
      <text:p text:style-name="P22"><draw:frame draw:style-name="fr1" draw:name="Image47" text:anchor-type="as-char" svg:width="2cm" svg:height="1cm" draw:z-index="46"><draw:image xlink:href="Pictures/1000004E0000000000000000DB8080F90BBAFF57.svg" xlink:type="simple" xlink:show="embed" xlink:actuate="onLoad" draw:mime-type="image/svg+xml"/></draw:frame><draw:frame draw:style-name="fr1" draw:name="Image48" text:anchor-type="as-char" svg:width="2cm" svg:height="1cm" draw:z-index="47"><draw:image xlink:href="https://chat.openai.com/_next/image?url=https%3A%2F%2Flh3.googleusercontent.com%2Fa%2FAEdFTp4wKnjUyRlmcxNT-iDYKM96EmMCydsNEGV081HN%3Ds96-c&amp;w=64&amp;q=75" xlink:type="simple" xlink:show="embed" xlink:actuate="onLoad"/><svg:title>Alexandre Meslin</svg:title></draw:frame></text:p>
      <text:p text:style-name="P16">how to create an AppCompatActivity without settings background and text colors theme?</text:p>
      <text:p text:style-name="P21"><text:span text:style-name="T2">To create an </text:span><text:span text:style-name="Source_20_Text"><text:span text:style-name="T2">AppCompatActivity</text:span></text:span><text:span text:style-name="T2"> without setting a background and text color theme, you can use a </text:span><text:span text:style-name="Source_20_Text"><text:span text:style-name="T2">Theme.AppCompat.NoActionBar</text:span></text:span><text:span text:style-name="T2"> theme as the parent theme for your activity in your </text:span><text:span text:style-name="Source_20_Text"><text:span text:style-name="T2">AndroidManifest.xml</text:span></text:span><text:span text:style-name="T2"> file. Here's an example:</text:span></text:p>
      <text:p text:style-name="P2">xmlCopy code</text:p>
      <text:p text:style-name="P7"><text:span text:style-name="Source_20_Text"><text:span text:style-name="T2">&lt;activity</text:span></text:span></text:p>
      <text:p text:style-name="P7"><text:span text:style-name="Source_20_Text"><text:span text:style-name="T2"><text:s text:c="4"/>android:name=".MainActivity"</text:span></text:span></text:p>
      <text:p text:style-name="P6"><text:span text:style-name="Source_20_Text"><text:span text:style-name="T2"><text:s text:c="4"/>android:theme="@style/AppTheme.NoActionBar" /&gt;</text:span></text:span></text:p>
      <text:p text:style-name="P21"><text:span text:style-name="T2">Then, you can define the </text:span><text:span text:style-name="Source_20_Text"><text:span text:style-name="T2">AppTheme.NoActionBar</text:span></text:span><text:span text:style-name="T2"> style in your </text:span><text:span text:style-name="Source_20_Text"><text:span text:style-name="T2">styles.xml</text:span></text:span><text:span text:style-name="T2"> file like this:</text:span></text:p>
      <text:p text:style-name="P2">xmlCopy code</text:p>
      <text:p text:style-name="P7"><text:span text:style-name="Source_20_Text"><text:span text:style-name="T2">&lt;style name="AppTheme.NoActionBar" parent="Theme.AppCompat.NoActionBar"&gt;</text:span></text:span></text:p>
      <text:p text:style-name="P7"><text:span text:style-name="Source_20_Text"><text:span text:style-name="T2"><text:s text:c="4"/>&lt;item name="android:windowNoTitle"&gt;true&lt;/item&gt;</text:span></text:span></text:p>
      <text:p text:style-name="P7"><text:span text:style-name="Source_20_Text"><text:span text:style-name="T2"><text:s text:c="4"/>&lt;item name="android:windowActionBar"&gt;false&lt;/item&gt;</text:span></text:span></text:p>
      <text:p text:style-name="P6"><text:span text:style-name="Source_20_Text"><text:span text:style-name="T2">&lt;/style&gt;</text:span></text:span></text:p>
      <text:p text:style-name="P21"><text:span text:style-name="T2">This sets the parent theme to </text:span><text:span text:style-name="Source_20_Text"><text:span text:style-name="T2">Theme.AppCompat.NoActionBar</text:span></text:span><text:span text:style-name="T2">, which does not set any background or text color theme by default. The </text:span><text:span text:style-name="Source_20_Text"><text:span text:style-name="T2">android:windowNoTitle</text:span></text:span><text:span text:style-name="T2"> and </text:span><text:span text:style-name="Source_20_Text"><text:span text:style-name="T2">android:windowActionBar</text:span></text:span><text:span text:style-name="T2"> attributes are used to remove the title bar and action bar from the activity, respectively.</text:span></text:p>
      <text:p text:style-name="P17">I hope this helps!</text:p>
      <text:p text:style-name="P22"><draw:frame draw:style-name="fr1" draw:name="Image49" text:anchor-type="as-char" svg:width="2cm" svg:height="1cm" draw:z-index="48"><draw:image xlink:href="Pictures/1000004E0000000000000000DB8080F90BBAFF57.svg" xlink:type="simple" xlink:show="embed" xlink:actuate="onLoad" draw:mime-type="image/svg+xml"/></draw:frame><draw:frame draw:style-name="fr1" draw:name="Image50" text:anchor-type="as-char" svg:width="2cm" svg:height="1cm" draw:z-index="49"><draw:image xlink:href="https://chat.openai.com/_next/image?url=https%3A%2F%2Flh3.googleusercontent.com%2Fa%2FAEdFTp4wKnjUyRlmcxNT-iDYKM96EmMCydsNEGV081HN%3Ds96-c&amp;w=64&amp;q=75" xlink:type="simple" xlink:show="embed" xlink:actuate="onLoad"/><svg:title>Alexandre Meslin</svg:title></draw:frame></text:p>
      <text:p text:style-name="P16">is the android:onClick attribute deprecated?</text:p>
      <text:p text:style-name="P21"><text:span text:style-name="T2">No, the </text:span><text:span text:style-name="Source_20_Text"><text:span text:style-name="T2">android:onClick</text:span></text:span><text:span text:style-name="T2"> attribute is not deprecated as of the latest version of Android (Android 12 as of my knowledge cutoff in September 2021).</text:span></text:p>
      <text:p text:style-name="P17">This attribute allows you to specify a method name in your activity or fragment that will be invoked when the user clicks on the associated view. However, it's worth noting that using this attribute requires the view to be bound to the activity or fragment at runtime, which can have performance implications in certain scenarios.</text:p>
      <text:p text:style-name="P21"><text:soft-page-break/><text:span text:style-name="T2">As an alternative, you can use the </text:span><text:span text:style-name="Source_20_Text"><text:span text:style-name="T2">setOnClickListener</text:span></text:span><text:span text:style-name="T2"> method in your code to add a click listener to a view, which can offer more control over the click behavior and can potentially be more performant.</text:span></text:p>
      <text:p text:style-name="P22"><draw:frame draw:style-name="fr1" draw:name="Image51" text:anchor-type="as-char" svg:width="2cm" svg:height="1cm" draw:z-index="50"><draw:image xlink:href="Pictures/1000004E0000000000000000DB8080F90BBAFF57.svg" xlink:type="simple" xlink:show="embed" xlink:actuate="onLoad" draw:mime-type="image/svg+xml"/></draw:frame><draw:frame draw:style-name="fr1" draw:name="Image52" text:anchor-type="as-char" svg:width="2cm" svg:height="1cm" draw:z-index="51"><draw:image xlink:href="https://chat.openai.com/_next/image?url=https%3A%2F%2Flh3.googleusercontent.com%2Fa%2FAEdFTp4wKnjUyRlmcxNT-iDYKM96EmMCydsNEGV081HN%3Ds96-c&amp;w=64&amp;q=75" xlink:type="simple" xlink:show="embed" xlink:actuate="onLoad"/><svg:title>Alexandre Meslin</svg:title></draw:frame></text:p>
      <text:p text:style-name="P16">Using HttpURLConnection, how to set server ip address?</text:p>
      <text:p text:style-name="P21"><text:span text:style-name="T2">To set the server IP address when using </text:span><text:span text:style-name="Source_20_Text"><text:span text:style-name="T2">HttpURLConnection</text:span></text:span><text:span text:style-name="T2">, you need to create a </text:span><text:span text:style-name="Source_20_Text"><text:span text:style-name="T2">URL</text:span></text:span><text:span text:style-name="T2"> object with the server URL, including the IP address. Here's an example:</text:span></text:p>
      <text:p text:style-name="P2">javaCopy code</text:p>
      <text:p text:style-name="P7"><text:span text:style-name="Source_20_Text"><text:span text:style-name="T2">String serverUrl = "http://192.168.0.100:8080/myapp/myservlet";</text:span></text:span></text:p>
      <text:p text:style-name="P7"><text:span text:style-name="Source_20_Text"><text:span text:style-name="T2">URL url = new URL(serverUrl);</text:span></text:span></text:p>
      <text:p text:style-name="P6"><text:span text:style-name="Source_20_Text"><text:span text:style-name="T2">HttpURLConnection connection = (HttpURLConnection) url.openConnection();</text:span></text:span></text:p>
      <text:p text:style-name="P21"><text:span text:style-name="T2">In this example, the </text:span><text:span text:style-name="Source_20_Text"><text:span text:style-name="T2">serverUrl</text:span></text:span><text:span text:style-name="T2"> variable contains the URL of the server, including the IP address and the port number. The </text:span><text:span text:style-name="Source_20_Text"><text:span text:style-name="T2">URL</text:span></text:span><text:span text:style-name="T2"> object is created with this URL, and the </text:span><text:span text:style-name="Source_20_Text"><text:span text:style-name="T2">openConnection()</text:span></text:span><text:span text:style-name="T2"> method is called to get a </text:span><text:span text:style-name="Source_20_Text"><text:span text:style-name="T2">URLConnection</text:span></text:span><text:span text:style-name="T2"> instance. Since we know that the server is using HTTP, we can cast the </text:span><text:span text:style-name="Source_20_Text"><text:span text:style-name="T2">URLConnection</text:span></text:span><text:span text:style-name="T2"> instance to an </text:span><text:span text:style-name="Source_20_Text"><text:span text:style-name="T2">HttpURLConnection</text:span></text:span><text:span text:style-name="T2"> instance.</text:span></text:p>
      <text:p text:style-name="P21"><text:span text:style-name="T2">You can then use the </text:span><text:span text:style-name="Source_20_Text"><text:span text:style-name="T2">HttpURLConnection</text:span></text:span><text:span text:style-name="T2"> instance to set request headers, set the request method, and send the request to the server.</text:span></text:p>
      <text:p text:style-name="P15"><text:span text:style-name="T1"/></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23T17:58:36.303300541</meta:creation-date>
    <dc:date>2023-02-23T23:53:20.136725186</dc:date>
    <meta:editing-duration>PT9M58S</meta:editing-duration>
    <meta:editing-cycles>3</meta:editing-cycles>
    <meta:generator>LibreOffice/7.3.7.2$Linux_X86_64 LibreOffice_project/30$Build-2</meta:generator>
    <meta:document-statistic meta:table-count="0" meta:image-count="52" meta:object-count="0" meta:page-count="24" meta:paragraph-count="768" meta:word-count="3870" meta:character-count="38234" meta:non-whitespace-character-count="30936"/>
  </office:meta>
</office:document-meta>
</file>